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503cm"/>
      <style:text-properties fo:color="#6a9955" loext:opacity="100%" style:font-name="Droid Sans Mono" fo:font-size="10.5pt" fo:font-weight="bold" officeooo:rsid="001c12c8" officeooo:paragraph-rsid="001c12c8" fo:background-color="#1e1e1e" style:font-weight-asian="bold" style:font-weight-complex="bold"/>
    </style:style>
    <style:style style:name="P5" style:family="paragraph" style:parent-style-name="Standard">
      <style:paragraph-properties style:line-height-at-least="0.503cm"/>
      <style:text-properties fo:color="#6a9955" loext:opacity="100%" style:font-name="Droid Sans Mono" fo:font-size="14pt" fo:font-weight="normal" fo:background-color="#1e1e1e" style:font-size-asian="12.25pt" style:font-size-complex="14pt"/>
    </style:style>
    <style:style style:name="P6" style:family="paragraph" style:parent-style-name="Standard">
      <style:text-properties officeooo:rsid="001ecbe8" officeooo:paragraph-rsid="001ecbe8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fo:margin-top="0cm" fo:margin-bottom="0.499cm" style:contextual-spacing="false" style:line-height-at-least="0.503cm"/>
    </style:style>
    <style:style style:name="T1" style:family="text">
      <style:text-properties fo:color="#569cd6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586c0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4ec9b0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808080" loext:opacity="100%"/>
    </style:style>
    <style:style style:name="T9" style:family="text">
      <style:text-properties fo:color="#f44747" loext:opacity="100%"/>
    </style:style>
    <style:style style:name="T10" style:family="text">
      <style:text-properties fo:color="#6a9955" loext:opacity="100%"/>
    </style:style>
    <style:style style:name="T11" style:family="text">
      <style:text-properties fo:color="#4fc1ff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Login URL from Navbar</text:p>
      <text:p text:style-name="P5"/>
      <text:p text:style-name="P3">&lt;!-- &lt;a class="nav-item nav-link" href="{% url 'teamlogin' %}"&gt;Team Login&lt;/a&gt;</text:p>
      <text:p text:style-name="P3">&lt;a class="nav-item nav-link" href="{% url 'userlogin' %}"&gt;User Login&lt;/a&gt;</text:p>
      <text:p text:style-name="P3">&lt;a class="nav-item nav-link" href="{% url 'adminlogin' %}"&gt;Admin Login&lt;/a&gt; --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def</text:span> <text:span text:style-name="T2">loginPage</text:span>(<text:span text:style-name="T3">request</text:span>):</text:p>
      <text:p text:style-name="P1"><text:span text:style-name="T4">if</text:span> <text:span text:style-name="T3">request</text:span>.method == <text:span text:style-name="T5">'POST'</text:span>:</text:p>
      <text:p text:style-name="P1"><text:span text:style-name="T3">username</text:span> = <text:span text:style-name="T3">request</text:span>.POST.get(<text:span text:style-name="T5">'username'</text:span>)</text:p>
      <text:p text:style-name="P1"><text:span text:style-name="T3">password</text:span> = <text:span text:style-name="T3">request</text:span>.POST.get(<text:span text:style-name="T5">'password'</text:span>)</text:p>
      <text:p text:style-name="P1"><text:span text:style-name="T3">admin</text:span> = <text:span text:style-name="T6">cl_Login_details</text:span>.<text:span text:style-name="T3">objects</text:span>.<text:span text:style-name="T2">filter</text:span>(<text:span text:style-name="T3">admin_username</text:span>=<text:span text:style-name="T3">username</text:span>, <text:span text:style-name="T3">admin_pwd</text:span>=<text:span text:style-name="T3">password</text:span>).<text:span text:style-name="T2">first</text:span></text:p>
      <text:p text:style-name="P1"><text:span text:style-name="T2">print</text:span>(<text:span text:style-name="T3">admin</text:span>)</text:p>
      <text:p text:style-name="P1"><text:span text:style-name="T3">user</text:span> = <text:span text:style-name="T6">cl_Person</text:span>.<text:span text:style-name="T3">objects</text:span>.<text:span text:style-name="T2">filter</text:span>(<text:span text:style-name="T3">user_username</text:span>=<text:span text:style-name="T3">username</text:span>, <text:span text:style-name="T3">user_pwd</text:span>=<text:span text:style-name="T3">password</text:span>).<text:span text:style-name="T2">first</text:span></text:p>
      <text:p text:style-name="P1"><text:span text:style-name="T2">print</text:span>(<text:span text:style-name="T3">user</text:span>)</text:p>
      <text:p text:style-name="P1"><text:span text:style-name="T4">if</text:span> <text:span text:style-name="T3">admin</text:span> &gt; <text:span text:style-name="T7">0</text:span>:</text:p>
      <text:p text:style-name="P1"><text:span text:style-name="T3">request</text:span>.session[<text:span text:style-name="T5">'userlogin'</text:span>]=<text:span text:style-name="T1">True</text:span></text:p>
      <text:p text:style-name="P1"><text:span text:style-name="T4">return</text:span> <text:span text:style-name="T2">redirect</text:span>(<text:span text:style-name="T5">'home'</text:span>)</text:p>
      <text:p text:style-name="P1"><text:span text:style-name="T4">elif</text:span> <text:span text:style-name="T3">request</text:span>.session[<text:span text:style-name="T5">'teamlogin'</text:span>]==<text:span text:style-name="T1">True</text:span>:</text:p>
      <text:p text:style-name="P1"><text:span text:style-name="T4">return</text:span> <text:span text:style-name="T2">redirect</text:span>(<text:span text:style-name="T5">'home'</text:span>)</text:p>
      <text:p text:style-name="P1"><text:span text:style-name="T4">else</text:span>:</text:p>
      <text:p text:style-name="P1"><text:span text:style-name="T4">return</text:span> <text:span text:style-name="T2">render</text:span>(<text:span text:style-name="T3">request</text:span>, <text:span text:style-name="T5">'tool/login.html'</text:span>)</text:p>
      <text:p text:style-name="Standard"/>
      <text:p text:style-name="Standard"/>
      <text:p text:style-name="Standard"/>
      <text:p text:style-name="P6">webpagelogo</text:p>
      <text:p text:style-name="P1"><text:span text:style-name="T8">&lt;</text:span><text:span text:style-name="T1">a</text:span> <text:span text:style-name="T3">class</text:span>=<text:span text:style-name="T5">"navbar-brand"</text:span> <text:span text:style-name="T3">href</text:span>=<text:span text:style-name="T5">"https://olatechs.com/"</text:span> <text:span text:style-name="T3">target</text:span>=<text:span text:style-name="T5">"_blank"</text:span><text:span text:style-name="T8">&gt;</text:span></text:p>
      <text:p text:style-name="P1"><text:span text:style-name="T8">&lt;</text:span><text:span text:style-name="T1">span</text:span> <text:span text:style-name="T3">class</text:span>=<text:span text:style-name="T5">"brand-logo"</text:span><text:span text:style-name="T8">&gt;&lt;</text:span><text:span text:style-name="T1">img</text:span> <text:span text:style-name="T3">src</text:span>=<text:span text:style-name="T5">{%</text:span> <text:span text:style-name="T3">static</text:span> <text:span text:style-name="T9">'appassets/images/logo/favicon.ico'</text:span> <text:span text:style-name="T3">%}</text:span></text:p>
      <text:p text:style-name="P1"><text:span text:style-name="T3">alt</text:span>=<text:span text:style-name="T5">"logo"</text:span><text:span text:style-name="T8">&gt;&lt;/</text:span><text:span text:style-name="T1">span</text:span><text:span text:style-name="T8">&gt;</text:span></text:p>
      <text:p text:style-name="P1"><text:span text:style-name="T8">&lt;</text:span><text:span text:style-name="T1">h2</text:span> <text:span text:style-name="T3">class</text:span>=<text:span text:style-name="T5">"brand-text"</text:span><text:span text:style-name="T8">&gt;</text:span>AAA<text:span text:style-name="T8">&lt;/</text:span><text:span text:style-name="T1">h2</text:span><text:span text:style-name="T8">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&lt;!-- for Approve change --&gt;</text:p>
      <text:p text:style-name="P3">&lt;!-- &lt;script&gt;</text:p>
      <text:p text:style-name="P3">$(document).ready(function () {</text:p>
      <text:p text:style-name="P3">$('#approve_btn').click(function () {</text:p>
      <text:p text:style-name="P3">if (confirm('Are You Sure You Want to Approve Change?')) {</text:p>
      <text:p text:style-name="P3">var id = [];</text:p>
      <text:p text:style-name="P3">var csrf = $('input[name=csrfmiddlewaretoken]').val();</text:p>
      <text:p text:style-name="P3">$(':checkbox:checked').each(function (i) {</text:p>
      <text:p text:style-name="P3"><text:soft-page-break/>id[i] = $(this).val()</text:p>
      <text:p text:style-name="P3">})</text:p>
      <text:p text:style-name="P3">if (id.length === 0) {</text:p>
      <text:p text:style-name="P3">alert("please write mail id Which u want to approve?")</text:p>
      <text:p text:style-name="P3">} else {</text:p>
      <text:p text:style-name="P3">console.log(id)</text:p>
      <text:p text:style-name="P3">var name = document.getElementById('person_email').value</text:p>
      <text:p text:style-name="P3">$.ajax({</text:p>
      <text:p text:style-name="P3">url: "{% url 'approve_change' %}",</text:p>
      <text:p text:style-name="P3">method: "POST",</text:p>
      <text:p text:style-name="P3">data: {</text:p>
      <text:p text:style-name="P3">id,</text:p>
      <text:p text:style-name="P3">name,</text:p>
      <text:p text:style-name="P3">csrfmiddlewaretoken: csrf</text:p>
      <text:p text:style-name="P3">},</text:p>
      <text:p text:style-name="P3">success: function (response) {</text:p>
      <text:p text:style-name="P3">alert("success")</text:p>
      <text:p text:style-name="P3">location.reload();</text:p>
      <text:p text:style-name="P3">for (var i = 0; i &lt; id.length; i++) {</text:p>
      <text:p text:style-name="P3">var error = $(response).find('#error_text')</text:p>
      <text:p text:style-name="P3">var error_class = $(error).attr('class')</text:p>
      <text:p text:style-name="P3">$('#error').addClass(error_class)</text:p>
      <text:p text:style-name="P3">$('#error').text(error.text())</text:p>
      <text:p text:style-name="P3">$('tr#' + id[i] + '').fadeOut('slow');</text:p>
      <text:p text:style-name="P3">}</text:p>
      <text:p text:style-name="P3">},</text:p>
      <text:p text:style-name="P3">})</text:p>
      <text:p text:style-name="P3">}</text:p>
      <text:p text:style-name="P3">}</text:p>
      <text:p text:style-name="P3">})</text:p>
      <text:p text:style-name="P3">})</text:p>
      <text:p text:style-name="P3">&lt;/script&gt; --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8">&lt;!</text:span><text:span text:style-name="T1">DOCTYPE</text:span> <text:span text:style-name="T3">html</text:span><text:span text:style-name="T8">&gt;</text:span></text:p>
      <text:p text:style-name="P1"><text:span text:style-name="T8">&lt;</text:span><text:span text:style-name="T1">html</text:span> <text:span text:style-name="T3">lang</text:span>=<text:span text:style-name="T5">"en"</text:span><text:span text:style-name="T8">&gt;</text:span></text:p>
      <text:p text:style-name="P1"><text:soft-page-break/>{% load static %}</text:p>
      <text:p text:style-name="P7"/>
      <text:p text:style-name="P1"><text:span text:style-name="T8">&lt;</text:span><text:span text:style-name="T1">head</text:span><text:span text:style-name="T8">&gt;</text:span></text:p>
      <text:p text:style-name="P1"><text:span text:style-name="T8">&lt;</text:span><text:span text:style-name="T1">meta</text:span> <text:span text:style-name="T3">charset</text:span>=<text:span text:style-name="T5">"utf-8"</text:span><text:span text:style-name="T8">&gt;</text:span></text:p>
      <text:p text:style-name="P1"><text:span text:style-name="T8">&lt;</text:span><text:span text:style-name="T1">meta</text:span> <text:span text:style-name="T3">http-equiv</text:span>=<text:span text:style-name="T5">"X-UA-Compatible"</text:span> <text:span text:style-name="T3">content</text:span>=<text:span text:style-name="T5">"IE=edge"</text:span><text:span text:style-name="T8">&gt;</text:span></text:p>
      <text:p text:style-name="P1"><text:span text:style-name="T8">&lt;</text:span><text:span text:style-name="T1">meta</text:span> <text:span text:style-name="T3">name</text:span>=<text:span text:style-name="T5">"viewport"</text:span> <text:span text:style-name="T3">content</text:span>=<text:span text:style-name="T5">"width=device-width, initial-scale=1"</text:span><text:span text:style-name="T8">&gt;</text:span></text:p>
      <text:p text:style-name="P1"><text:span text:style-name="T8">&lt;</text:span><text:span text:style-name="T1">title</text:span><text:span text:style-name="T8">&gt;</text:span>New Change<text:span text:style-name="T8">&lt;/</text:span><text:span text:style-name="T1">title</text:span><text:span text:style-name="T8">&gt;</text:span></text:p>
      <text:p text:style-name="P1"><text:span text:style-name="T8">&lt;</text:span><text:span text:style-name="T1">link</text:span> <text:span text:style-name="T3">rel</text:span>=<text:span text:style-name="T5">"stylesheet"</text:span> <text:span text:style-name="T3">href</text:span>=<text:span text:style-name="T5">"https://fonts.googleapis.com/css?family=Roboto%7CVarela+Round"</text:span><text:span text:style-name="T8">&gt;</text:span></text:p>
      <text:p text:style-name="P1"><text:span text:style-name="T8">&lt;</text:span><text:span text:style-name="T1">link</text:span> <text:span text:style-name="T3">rel</text:span>=<text:span text:style-name="T5">"stylesheet"</text:span> <text:span text:style-name="T3">href</text:span>=<text:span text:style-name="T5">"https://fonts.googleapis.com/icon?family=Material+Icons"</text:span><text:span text:style-name="T8">&gt;</text:span></text:p>
      <text:p text:style-name="P1"><text:span text:style-name="T8">&lt;</text:span><text:span text:style-name="T1">link</text:span> <text:span text:style-name="T3">rel</text:span>=<text:span text:style-name="T5">"stylesheet"</text:span> <text:span text:style-name="T3">href</text:span>=<text:span text:style-name="T5">"https://maxcdn.bootstrapcdn.com/font-awesome/4.7.0/css/font-awesome.min.css"</text:span><text:span text:style-name="T8">&gt;</text:span></text:p>
      <text:p text:style-name="P1"><text:span text:style-name="T8">&lt;</text:span><text:span text:style-name="T1">link</text:span> <text:span text:style-name="T3">rel</text:span>=<text:span text:style-name="T5">"stylesheet"</text:span> <text:span text:style-name="T3">href</text:span>=<text:span text:style-name="T5">"https://maxcdn.bootstrapcdn.com/bootstrap/3.3.7/css/bootstrap.min.css"</text:span><text:span text:style-name="T8">&gt;</text:span></text:p>
      <text:p text:style-name="P1"><text:span text:style-name="T8">&lt;</text:span><text:span text:style-name="T1">script</text:span> <text:span text:style-name="T3">src</text:span>=<text:span text:style-name="T5">"https://ajax.googleapis.com/ajax/libs/jquery/1.12.4/jquery.min.js"</text:span><text:span text:style-name="T8">&gt;&lt;/</text:span><text:span text:style-name="T1">script</text:span><text:span text:style-name="T8">&gt;</text:span></text:p>
      <text:p text:style-name="P1"><text:span text:style-name="T8">&lt;</text:span><text:span text:style-name="T1">script</text:span> <text:span text:style-name="T3">src</text:span>=<text:span text:style-name="T5">"https://maxcdn.bootstrapcdn.com/bootstrap/3.3.7/js/bootstrap.min.js"</text:span><text:span text:style-name="T8">&gt;&lt;/</text:span><text:span text:style-name="T1">script</text:span><text:span text:style-name="T8">&gt;</text:span></text:p>
      <text:p text:style-name="P1"><text:span text:style-name="T8">&lt;</text:span><text:span text:style-name="T1">script</text:span> <text:span text:style-name="T3">src</text:span>=<text:span text:style-name="T5">"https://www.gstatic.com/firebasejs/8.3.1/firebase-app.js"</text:span><text:span text:style-name="T8">&gt;&lt;/</text:span><text:span text:style-name="T1">script</text:span><text:span text:style-name="T8">&gt;</text:span></text:p>
      <text:p text:style-name="P1"><text:span text:style-name="T8">&lt;</text:span><text:span text:style-name="T1">script</text:span> <text:span text:style-name="T3">src</text:span>=<text:span text:style-name="T5">"https://www.gstatic.com/firebasejs/8.3.1/firebase-database.js"</text:span><text:span text:style-name="T8">&gt;&lt;/</text:span><text:span text:style-name="T1">script</text:span><text:span text:style-name="T8">&gt;</text:span></text:p>
      <text:p text:style-name="P1"><text:span text:style-name="T8">&lt;</text:span><text:span text:style-name="T1">script</text:span> <text:span text:style-name="T3">src</text:span>=<text:span text:style-name="T5">"../../../static/js/demo.js"</text:span><text:span text:style-name="T8">&gt;&lt;/</text:span><text:span text:style-name="T1">script</text:span><text:span text:style-name="T8">&gt;</text:span></text:p>
      <text:p text:style-name="P1"><text:span text:style-name="T8">&lt;</text:span><text:span text:style-name="T1">link</text:span> <text:span text:style-name="T3">rel</text:span>=<text:span text:style-name="T5">"stylesheet"</text:span> <text:span text:style-name="T3">type</text:span>=<text:span text:style-name="T5">"text/css"</text:span> <text:span text:style-name="T3">href</text:span>=<text:span text:style-name="T5">"{% static '/css/person.css' %}"</text:span><text:span text:style-name="T8">&gt;</text:span></text:p>
      <text:p text:style-name="P1"><text:span text:style-name="T8">&lt;</text:span><text:span text:style-name="T1">link</text:span> <text:span text:style-name="T3">href</text:span>=<text:span text:style-name="T5">"https://fonts.googleapis.com/icon?family=Material+Icons"</text:span> <text:span text:style-name="T3">rel</text:span>=<text:span text:style-name="T5">"stylesheet"</text:span><text:span text:style-name="T8">&gt;</text:span></text:p>
      <text:p text:style-name="P1"><text:span text:style-name="T8">&lt;/</text:span><text:span text:style-name="T1">head</text:span><text:span text:style-name="T8">&gt;</text:span></text:p>
      <text:p text:style-name="P7"/>
      <text:p text:style-name="P1"><text:span text:style-name="T8">&lt;</text:span><text:span text:style-name="T1">body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container"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row"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text-right"</text:span><text:span text:style-name="T8">&gt;</text:span></text:p>
      <text:p text:style-name="P1"><text:span text:style-name="T8">&lt;</text:span><text:span text:style-name="T1">a</text:span> <text:span text:style-name="T3">href</text:span>=<text:span text:style-name="T5">"{% url 'home' %}"</text:span> <text:span text:style-name="T3">class</text:span>=<text:span text:style-name="T5">"btn btn-primary"</text:span> <text:span text:style-name="T3">role</text:span>=<text:span text:style-name="T5">"button"</text:span><text:span text:style-name="T8">&gt;</text:span>Back to Home Page<text:span text:style-name="T8">&lt;/</text:span><text:span text:style-name="T1">a</text:span><text:span text:style-name="T8">&gt;</text:span></text:p>
      <text:p text:style-name="P1"><text:span text:style-name="T8">&lt;</text:span><text:span text:style-name="T1">a</text:span> <text:span text:style-name="T3">href</text:span>=<text:span text:style-name="T5">"{% url 'client' %}"</text:span> <text:span text:style-name="T3">class</text:span>=<text:span text:style-name="T5">"btn btn-primary"</text:span> <text:span text:style-name="T3">role</text:span>=<text:span text:style-name="T5">"button"</text:span><text:span text:style-name="T8">&gt;</text:span>View List<text:span text:style-name="T8">&lt;/</text:span><text:span text:style-name="T1">a</text:span><text:span text:style-name="T8">&gt;</text:span></text:p>
      <text:p text:style-name="P1"><text:span text:style-name="T8">&lt;</text:span><text:span text:style-name="T1">a</text:span> <text:span text:style-name="T3">href</text:span>=<text:span text:style-name="T5">"{% url 'logout' %}"</text:span> <text:span text:style-name="T3">class</text:span>=<text:span text:style-name="T5">"btn btn-danger"</text:span> <text:span text:style-name="T3">data-toggle</text:span>=<text:span text:style-name="T5">"modal"</text:span><text:span text:style-name="T8">&gt;&lt;</text:span><text:span text:style-name="T1">i</text:span> <text:span text:style-name="T3">class</text:span>=<text:span text:style-name="T5">"material-icons"</text:span><text:span text:style-name="T8">&gt;</text:span><text:span text:style-name="T1">&amp;#xE147;</text:span><text:span text:style-name="T8">&lt;/</text:span><text:span text:style-name="T1">i</text:span><text:span text:style-name="T8">&gt;</text:span></text:p>
      <text:p text:style-name="P1"><text:span text:style-name="T8">&lt;</text:span><text:span text:style-name="T1">span</text:span><text:span text:style-name="T8">&gt;</text:span>Hello, {{request.user}} Logout<text:span text:style-name="T8">&lt;/</text:span><text:span text:style-name="T1">span</text:span><text:span text:style-name="T8">&gt;&lt;/</text:span><text:span text:style-name="T1">a</text:span><text:span text:style-name="T8">&gt;</text:span></text:p>
      <text:p text:style-name="P1">{{my_filter.form}}</text:p>
      <text:p text:style-name="P1"><text:span text:style-name="T8">&lt;/</text:span><text:span text:style-name="T1">div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container"</text:span> <text:span text:style-name="T3">style</text:span>=<text:span text:style-name="T5">"margin-top:30px;"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row"</text:span> <text:span text:style-name="T3">style</text:span>=<text:span text:style-name="T5">"margin-top: 5px;"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col-xl-12"</text:span><text:span text:style-name="T8">&gt;</text:span></text:p>
      <text:p text:style-name="P1"><text:span text:style-name="T8">&lt;</text:span><text:span text:style-name="T1">form</text:span> <text:span text:style-name="T3">action</text:span>=<text:span text:style-name="T5">""</text:span> <text:span text:style-name="T3">method</text:span>=<text:span text:style-name="T5">"get"</text:span> <text:span text:style-name="T3">class</text:span>=<text:span text:style-name="T5">"form-inline"</text:span><text:span text:style-name="T8">&gt;</text:span></text:p>
      <text:p text:style-name="P1"><text:span text:style-name="T8">&lt;</text:span><text:span text:style-name="T1">input</text:span> <text:span text:style-name="T3">type</text:span>=<text:span text:style-name="T5">"text"</text:span> <text:span text:style-name="T3">class</text:span>=<text:span text:style-name="T5">"form-control"</text:span> <text:span text:style-name="T3">name</text:span>=<text:span text:style-name="T5">"searchstatus"</text:span> <text:span text:style-name="T3">placeholder</text:span>=<text:span text:style-name="T5">"Search by Status"</text:span><text:span text:style-name="T8">&gt;</text:span></text:p>
      <text:p text:style-name="P1"><text:span text:style-name="T8">&lt;</text:span><text:span text:style-name="T1">input</text:span> <text:span text:style-name="T3">type</text:span>=<text:span text:style-name="T5">"submit"</text:span> <text:span text:style-name="T3">class</text:span>=<text:span text:style-name="T5">"btn btn-success"</text:span> <text:span text:style-name="T3">value</text:span>=<text:span text:style-name="T5">"Search by Status"</text:span><text:span text:style-name="T8">&gt;</text:span></text:p>
      <text:p text:style-name="P1"><text:span text:style-name="T8">&lt;/</text:span><text:span text:style-name="T1">form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text-right"</text:span><text:span text:style-name="T8">&gt;</text:span></text:p>
      <text:p text:style-name="P1"><text:soft-page-break/><text:span text:style-name="T8">&lt;</text:span><text:span text:style-name="T1">a</text:span> <text:span text:style-name="T3">href</text:span>=<text:span text:style-name="T5">"#addcl_New_changeModal"</text:span> <text:span text:style-name="T3">class</text:span>=<text:span text:style-name="T5">"btn btn-success"</text:span> <text:span text:style-name="T3">data-toggle</text:span>=<text:span text:style-name="T5">"modal"</text:span><text:span text:style-name="T8">&gt;&lt;</text:span><text:span text:style-name="T1">i</text:span> <text:span text:style-name="T3">class</text:span>=<text:span text:style-name="T5">"material-icons"</text:span><text:span text:style-name="T8">&gt;</text:span><text:span text:style-name="T1">&amp;#xE147;</text:span><text:span text:style-name="T8">&lt;/</text:span><text:span text:style-name="T1">i</text:span><text:span text:style-name="T8">&gt;</text:span></text:p>
      <text:p text:style-name="P1"><text:span text:style-name="T8">&lt;</text:span><text:span text:style-name="T1">span</text:span><text:span text:style-name="T8">&gt;</text:span>Add New Change<text:span text:style-name="T8">&lt;/</text:span><text:span text:style-name="T1">span</text:span><text:span text:style-name="T8">&gt;&lt;/</text:span><text:span text:style-name="T1">a</text:span><text:span text:style-name="T8">&gt;</text:span></text:p>
      <text:p text:style-name="P1"><text:span text:style-name="T8">&lt;</text:span><text:span text:style-name="T1">button</text:span> <text:span text:style-name="T3">type</text:span>=<text:span text:style-name="T5">"submit"</text:span> <text:span text:style-name="T3">id</text:span>=<text:span text:style-name="T5">"delete_btn"</text:span> <text:span text:style-name="T3">class</text:span>=<text:span text:style-name="T5">"btn btn-danger"</text:span><text:span text:style-name="T8">&gt;</text:span>Delete<text:span text:style-name="T8">&lt;/</text:span><text:span text:style-name="T1">button</text:span><text:span text:style-name="T8">&gt;</text:span></text:p>
      <text:p text:style-name="P1"><text:span text:style-name="T8">&lt;</text:span><text:span text:style-name="T1">a</text:span> <text:span text:style-name="T3">href</text:span>=<text:span text:style-name="T5">"#assign_changeModal"</text:span> <text:span text:style-name="T3">class</text:span>=<text:span text:style-name="T5">"btn btn-primary"</text:span> <text:span text:style-name="T3">data-toggle</text:span>=<text:span text:style-name="T5">"modal"</text:span><text:span text:style-name="T8">&gt;&lt;</text:span><text:span text:style-name="T1">span</text:span><text:span text:style-name="T8">&gt;</text:span>Assign Change<text:span text:style-name="T8">&lt;/</text:span><text:span text:style-name="T1">span</text:span><text:span text:style-name="T8">&gt;&lt;/</text:span><text:span text:style-name="T1">a</text:span><text:span text:style-name="T8">&gt;</text:span></text:p>
      <text:p text:style-name="P1"><text:span text:style-name="T8">&lt;</text:span><text:span text:style-name="T1">a</text:span> <text:span text:style-name="T3">href</text:span>=<text:span text:style-name="T5">"{% url 'sendMail' %}"</text:span> <text:span text:style-name="T3">class</text:span>=<text:span text:style-name="T5">"btn btn-primary"</text:span> <text:span text:style-name="T3">data-toggle</text:span>=<text:span text:style-name="T5">"modal"</text:span><text:span text:style-name="T8">&gt;&lt;</text:span><text:span text:style-name="T1">span</text:span><text:span text:style-name="T8">&gt;</text:span>Approve Change<text:span text:style-name="T8">&lt;/</text:span><text:span text:style-name="T1">span</text:span><text:span text:style-name="T8">&gt;&lt;/</text:span><text:span text:style-name="T1">a</text:span><text:span text:style-name="T8">&gt;</text:span></text:p>
      <text:p text:style-name="P7"/>
      <text:p text:style-name="P1"><text:span text:style-name="T8">&lt;/</text:span><text:span text:style-name="T1">div</text:span><text:span text:style-name="T8">&gt;</text:span></text:p>
      <text:p text:style-name="P7"/>
      <text:p text:style-name="P1"><text:span text:style-name="T8">&lt;</text:span><text:span text:style-name="T1">table</text:span> <text:span text:style-name="T3">class</text:span>=<text:span text:style-name="T5">"table table-striped table-hover"</text:span> <text:span text:style-name="T3">id</text:span>=<text:span text:style-name="T5">"table"</text:span><text:span text:style-name="T8">&gt;</text:span></text:p>
      <text:p text:style-name="P1"><text:span text:style-name="T8">&lt;</text:span><text:span text:style-name="T1">tr</text:span><text:span text:style-name="T8">&gt;</text:span></text:p>
      <text:p text:style-name="P1"><text:span text:style-name="T8">&lt;</text:span><text:span text:style-name="T1">th</text:span><text:span text:style-name="T8">&gt;</text:span></text:p>
      <text:p text:style-name="P1"><text:span text:style-name="T8">&lt;</text:span><text:span text:style-name="T1">span</text:span> <text:span text:style-name="T3">class</text:span>=<text:span text:style-name="T5">"custom-checkbox"</text:span><text:span text:style-name="T8">&gt;</text:span></text:p>
      <text:p text:style-name="P1"><text:span text:style-name="T8">&lt;</text:span><text:span text:style-name="T1">input</text:span> <text:span text:style-name="T3">type</text:span>=<text:span text:style-name="T5">"checkbox"</text:span> <text:span text:style-name="T3">id</text:span>=<text:span text:style-name="T5">"selectAll"</text:span><text:span text:style-name="T8">&gt;</text:span></text:p>
      <text:p text:style-name="P1"><text:span text:style-name="T8">&lt;</text:span><text:span text:style-name="T1">label</text:span> <text:span text:style-name="T3">for</text:span>=<text:span text:style-name="T5">"selectAll"</text:span><text:span text:style-name="T8">&gt;&lt;/</text:span><text:span text:style-name="T1">label</text:span><text:span text:style-name="T8">&gt;</text:span></text:p>
      <text:p text:style-name="P1"><text:span text:style-name="T8">&lt;/</text:span><text:span text:style-name="T1">span</text:span><text:span text:style-name="T8">&gt;</text:span></text:p>
      <text:p text:style-name="P1"><text:span text:style-name="T8">&lt;/</text:span><text:span text:style-name="T1">th</text:span><text:span text:style-name="T8">&gt;</text:span></text:p>
      <text:p text:style-name="P1"><text:span text:style-name="T8">&lt;</text:span><text:span text:style-name="T1">th</text:span><text:span text:style-name="T8">&gt;</text:span>ID<text:span text:style-name="T8">&lt;/</text:span><text:span text:style-name="T1">th</text:span><text:span text:style-name="T8">&gt;</text:span></text:p>
      <text:p text:style-name="P1"><text:span text:style-name="T8">&lt;</text:span><text:span text:style-name="T1">th</text:span><text:span text:style-name="T8">&gt;</text:span>Organization<text:span text:style-name="T8">&lt;/</text:span><text:span text:style-name="T1">th</text:span><text:span text:style-name="T8">&gt;</text:span></text:p>
      <text:p text:style-name="P1"><text:span text:style-name="T8">&lt;</text:span><text:span text:style-name="T1">th</text:span><text:span text:style-name="T8">&gt;</text:span>Caller<text:span text:style-name="T8">&lt;/</text:span><text:span text:style-name="T1">th</text:span><text:span text:style-name="T8">&gt;</text:span></text:p>
      <text:p text:style-name="P1"><text:span text:style-name="T8">&lt;</text:span><text:span text:style-name="T1">th</text:span><text:span text:style-name="T8">&gt;</text:span>Status<text:span text:style-name="T8">&lt;/</text:span><text:span text:style-name="T1">th</text:span><text:span text:style-name="T8">&gt;</text:span></text:p>
      <text:p text:style-name="P1"><text:span text:style-name="T8">&lt;</text:span><text:span text:style-name="T1">th</text:span><text:span text:style-name="T8">&gt;</text:span>Category<text:span text:style-name="T8">&lt;/</text:span><text:span text:style-name="T1">th</text:span><text:span text:style-name="T8">&gt;</text:span></text:p>
      <text:p text:style-name="P1"><text:span text:style-name="T8">&lt;</text:span><text:span text:style-name="T1">th</text:span><text:span text:style-name="T8">&gt;</text:span>Title<text:span text:style-name="T8">&lt;/</text:span><text:span text:style-name="T1">th</text:span><text:span text:style-name="T8">&gt;</text:span></text:p>
      <text:p text:style-name="P1"><text:span text:style-name="T8">&lt;</text:span><text:span text:style-name="T1">th</text:span><text:span text:style-name="T8">&gt;</text:span>Start Date<text:span text:style-name="T8">&lt;/</text:span><text:span text:style-name="T1">th</text:span><text:span text:style-name="T8">&gt;</text:span></text:p>
      <text:p text:style-name="P1"><text:span text:style-name="T8">&lt;</text:span><text:span text:style-name="T1">th</text:span><text:span text:style-name="T8">&gt;</text:span>Last Updated Date<text:span text:style-name="T8">&lt;/</text:span><text:span text:style-name="T1">th</text:span><text:span text:style-name="T8">&gt;</text:span></text:p>
      <text:p text:style-name="P1"><text:span text:style-name="T8">&lt;</text:span><text:span text:style-name="T1">th</text:span><text:span text:style-name="T8">&gt;</text:span>Parent Change<text:span text:style-name="T8">&lt;/</text:span><text:span text:style-name="T1">th</text:span><text:span text:style-name="T8">&gt;</text:span></text:p>
      <text:p text:style-name="P1"><text:span text:style-name="T8">&lt;</text:span><text:span text:style-name="T1">th</text:span><text:span text:style-name="T8">&gt;</text:span>Fallback Plan<text:span text:style-name="T8">&lt;/</text:span><text:span text:style-name="T1">th</text:span><text:span text:style-name="T8">&gt;</text:span></text:p>
      <text:p text:style-name="P1"><text:span text:style-name="T8">&lt;</text:span><text:span text:style-name="T1">th</text:span><text:span text:style-name="T8">&gt;</text:span>Description<text:span text:style-name="T8">&lt;/</text:span><text:span text:style-name="T1">th</text:span><text:span text:style-name="T8">&gt;</text:span></text:p>
      <text:p text:style-name="P1"><text:span text:style-name="T8">&lt;</text:span><text:span text:style-name="T1">th</text:span><text:span text:style-name="T8">&gt;</text:span>Agent<text:span text:style-name="T8">&lt;/</text:span><text:span text:style-name="T1">th</text:span><text:span text:style-name="T8">&gt;</text:span></text:p>
      <text:p text:style-name="P1"><text:span text:style-name="T8">&lt;</text:span><text:span text:style-name="T1">th</text:span><text:span text:style-name="T8">&gt;</text:span>Edit<text:span text:style-name="T8">&lt;/</text:span><text:span text:style-name="T1">th</text:span><text:span text:style-name="T8">&gt;</text:span></text:p>
      <text:p text:style-name="P1"><text:span text:style-name="T8">&lt;/</text:span><text:span text:style-name="T1">tr</text:span><text:span text:style-name="T8">&gt;</text:span></text:p>
      <text:p text:style-name="P1"><text:span text:style-name="T8">&lt;/</text:span><text:span text:style-name="T1">thead</text:span><text:span text:style-name="T8">&gt;</text:span></text:p>
      <text:p text:style-name="P1"><text:span text:style-name="T8">&lt;</text:span><text:span text:style-name="T1">tbody</text:span><text:span text:style-name="T8">&gt;</text:span></text:p>
      <text:p text:style-name="P1">{% csrf_token %}</text:p>
      <text:p text:style-name="P1">{% for i in nchange %}</text:p>
      <text:p text:style-name="P1"><text:span text:style-name="T8">&lt;</text:span><text:span text:style-name="T1">tr</text:span> <text:span text:style-name="T3">id</text:span>=<text:span text:style-name="T5">"{{i.id}}"</text:span><text:span text:style-name="T8">&gt;</text:span></text:p>
      <text:p text:style-name="P1"><text:span text:style-name="T8">&lt;</text:span><text:span text:style-name="T1">td</text:span><text:span text:style-name="T8">&gt;</text:span></text:p>
      <text:p text:style-name="P1"><text:span text:style-name="T8">&lt;</text:span><text:span text:style-name="T1">input</text:span> <text:span text:style-name="T3">type</text:span>=<text:span text:style-name="T5">"checkbox"</text:span> <text:span text:style-name="T3">name</text:span>=<text:span text:style-name="T5">"change_id[]"</text:span> <text:span text:style-name="T3">id</text:span>=<text:span text:style-name="T5">"delete_product"</text:span> <text:span text:style-name="T3">value</text:span>=<text:span text:style-name="T5">"{{i.id}}"</text:span><text:span text:style-name="T8">&gt;</text:span></text:p>
      <text:p text:style-name="P1"><text:span text:style-name="T8">&lt;/</text:span><text:span text:style-name="T1">td</text:span><text:span text:style-name="T8">&gt;</text:span></text:p>
      <text:p text:style-name="P1"><text:span text:style-name="T8">&lt;</text:span><text:span text:style-name="T1">td</text:span><text:span text:style-name="T8">&gt;</text:span>{{i.id}}<text:span text:style-name="T8">&lt;/</text:span><text:span text:style-name="T1">td</text:span><text:span text:style-name="T8">&gt;</text:span></text:p>
      <text:p text:style-name="P1"><text:span text:style-name="T8">&lt;</text:span><text:span text:style-name="T1">td</text:span><text:span text:style-name="T8">&gt;</text:span>{{i.ch_organization}}<text:span text:style-name="T8">&lt;/</text:span><text:span text:style-name="T1">td</text:span><text:span text:style-name="T8">&gt;</text:span></text:p>
      <text:p text:style-name="P1"><text:span text:style-name="T8">&lt;</text:span><text:span text:style-name="T1">td</text:span><text:span text:style-name="T8">&gt;</text:span>{{i.ch_caller}}<text:span text:style-name="T8">&lt;/</text:span><text:span text:style-name="T1">td</text:span><text:span text:style-name="T8">&gt;</text:span></text:p>
      <text:p text:style-name="P1"><text:span text:style-name="T8">&lt;</text:span><text:span text:style-name="T1">td</text:span><text:span text:style-name="T8">&gt;</text:span>{{i.ch_status}}<text:span text:style-name="T8">&lt;/</text:span><text:span text:style-name="T1">td</text:span><text:span text:style-name="T8">&gt;</text:span></text:p>
      <text:p text:style-name="P1"><text:span text:style-name="T8">&lt;</text:span><text:span text:style-name="T1">td</text:span><text:span text:style-name="T8">&gt;</text:span>{{i.ch_category}}<text:span text:style-name="T8">&lt;/</text:span><text:span text:style-name="T1">td</text:span><text:span text:style-name="T8">&gt;</text:span></text:p>
      <text:p text:style-name="P1"><text:span text:style-name="T8">&lt;</text:span><text:span text:style-name="T1">td</text:span><text:span text:style-name="T8">&gt;</text:span>{{i.ch_title}}<text:span text:style-name="T8">&lt;/</text:span><text:span text:style-name="T1">td</text:span><text:span text:style-name="T8">&gt;</text:span></text:p>
      <text:p text:style-name="P1"><text:span text:style-name="T8">&lt;</text:span><text:span text:style-name="T1">td</text:span><text:span text:style-name="T8">&gt;</text:span>{{i.dt_start_date}}<text:span text:style-name="T8">&lt;/</text:span><text:span text:style-name="T1">td</text:span><text:span text:style-name="T8">&gt;</text:span></text:p>
      <text:p text:style-name="P1"><text:span text:style-name="T8">&lt;</text:span><text:span text:style-name="T1">td</text:span><text:span text:style-name="T8">&gt;</text:span>{{i.dt_Updated_date}}<text:span text:style-name="T8">&lt;/</text:span><text:span text:style-name="T1">td</text:span><text:span text:style-name="T8">&gt;</text:span></text:p>
      <text:p text:style-name="P1"><text:span text:style-name="T8">&lt;</text:span><text:span text:style-name="T1">td</text:span><text:span text:style-name="T8">&gt;</text:span>{{i.ch_parent_change}}<text:span text:style-name="T8">&lt;/</text:span><text:span text:style-name="T1">td</text:span><text:span text:style-name="T8">&gt;</text:span></text:p>
      <text:p text:style-name="P1"><text:span text:style-name="T8">&lt;</text:span><text:span text:style-name="T1">td</text:span><text:span text:style-name="T8">&gt;</text:span>{{i.txt_fallback_plan}}<text:span text:style-name="T8">&lt;/</text:span><text:span text:style-name="T1">td</text:span><text:span text:style-name="T8">&gt;</text:span></text:p>
      <text:p text:style-name="P1"><text:soft-page-break/><text:span text:style-name="T8">&lt;</text:span><text:span text:style-name="T1">td</text:span><text:span text:style-name="T8">&gt;</text:span>{{i.txt_description}}<text:span text:style-name="T8">&lt;/</text:span><text:span text:style-name="T1">td</text:span><text:span text:style-name="T8">&gt;</text:span></text:p>
      <text:p text:style-name="P1"><text:span text:style-name="T8">&lt;</text:span><text:span text:style-name="T1">td</text:span><text:span text:style-name="T8">&gt;</text:span>{{i.ch_assign_agent}}<text:span text:style-name="T8">&lt;/</text:span><text:span text:style-name="T1">td</text:span><text:span text:style-name="T8">&gt;</text:span></text:p>
      <text:p text:style-name="P7"/>
      <text:p text:style-name="P3">&lt;!-- &lt;td&gt;{{i.ch_person_mobilenumber}}&lt;/td&gt; --&gt;</text:p>
      <text:p text:style-name="P1"><text:span text:style-name="T8">&lt;</text:span><text:span text:style-name="T1">td</text:span><text:span text:style-name="T8">&gt;</text:span></text:p>
      <text:p text:style-name="P1"><text:span text:style-name="T8">&lt;</text:span><text:span text:style-name="T1">a</text:span> <text:span text:style-name="T3">href</text:span>=<text:span text:style-name="T5">"#editcl_New_changeModal-{{forloop.counter}}"</text:span> <text:span text:style-name="T3">class</text:span>=<text:span text:style-name="T5">"edit"</text:span> <text:span text:style-name="T3">data-toggle</text:span>=<text:span text:style-name="T5">"modal"</text:span><text:span text:style-name="T8">&gt;&lt;</text:span><text:span text:style-name="T1">i</text:span></text:p>
      <text:p text:style-name="P1"><text:span text:style-name="T3">class</text:span>=<text:span text:style-name="T5">"material-icons"</text:span> <text:span text:style-name="T3">data-toggle</text:span>=<text:span text:style-name="T5">"tooltip"</text:span> <text:span text:style-name="T3">title</text:span>=<text:span text:style-name="T5">"Edit"</text:span><text:span text:style-name="T8">&gt;</text:span><text:span text:style-name="T1">&amp;#xE254;</text:span><text:span text:style-name="T8">&lt;/</text:span><text:span text:style-name="T1">i</text:span><text:span text:style-name="T8">&gt;&lt;/</text:span><text:span text:style-name="T1">a</text:span><text:span text:style-name="T8">&gt;</text:span></text:p>
      <text:p text:style-name="P3">&lt;!-- &lt;a href="#deletecl_New_changeModal-{{forloop.counter}}" class="delete" data-toggle="modal"&gt;&lt;i</text:p>
      <text:p text:style-name="P3">class="material-icons" data-toggle="tooltip" title="Delete"&gt;&amp;#xE872;&lt;/i&gt;&lt;/a&gt; --&gt;</text:p>
      <text:p text:style-name="P1"><text:span text:style-name="T8">&lt;/</text:span><text:span text:style-name="T1">td</text:span><text:span text:style-name="T8">&gt;</text:span></text:p>
      <text:p text:style-name="P1"><text:span text:style-name="T8">&lt;/</text:span><text:span text:style-name="T1">tr</text:span><text:span text:style-name="T8">&gt;</text:span></text:p>
      <text:p text:style-name="P1">{% endfor %}</text:p>
      <text:p text:style-name="P1"><text:span text:style-name="T8">&lt;/</text:span><text:span text:style-name="T1">tbody</text:span><text:span text:style-name="T8">&gt;</text:span></text:p>
      <text:p text:style-name="P1"><text:span text:style-name="T8">&lt;/</text:span><text:span text:style-name="T1">table</text:span><text:span text:style-name="T8">&gt;</text:span></text:p>
      <text:p text:style-name="P7"/>
      <text:p text:style-name="P3">&lt;!-- for addition of change --&gt;</text:p>
      <text:p text:style-name="P1"><text:span text:style-name="T8">&lt;</text:span><text:span text:style-name="T1">div</text:span> <text:span text:style-name="T3">id</text:span>=<text:span text:style-name="T5">"addcl_New_changeModal"</text:span> <text:span text:style-name="T3">class</text:span>=<text:span text:style-name="T5">"modal fade"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modal-dialog"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modal-content"</text:span> <text:span text:style-name="T3">style</text:span>=<text:span text:style-name="T5">"width: 700px; position: relative; right: 50%; bottom: 50%;"</text:span><text:span text:style-name="T8">&gt;</text:span></text:p>
      <text:p text:style-name="P1"><text:span text:style-name="T8">&lt;</text:span><text:span text:style-name="T1">form</text:span> <text:span text:style-name="T3">action</text:span>=<text:span text:style-name="T5">"{% url 'cadd' %}"</text:span> <text:span text:style-name="T3">method</text:span>=<text:span text:style-name="T5">"POST"</text:span><text:span text:style-name="T8">&gt;</text:span></text:p>
      <text:p text:style-name="P1">{% csrf_token %}</text:p>
      <text:p text:style-name="P1"><text:span text:style-name="T8">&lt;</text:span><text:span text:style-name="T1">div</text:span> <text:span text:style-name="T3">class</text:span>=<text:span text:style-name="T5">"modal-header"</text:span><text:span text:style-name="T8">&gt;</text:span></text:p>
      <text:p text:style-name="P1"><text:span text:style-name="T8">&lt;</text:span><text:span text:style-name="T1">h4</text:span> <text:span text:style-name="T3">class</text:span>=<text:span text:style-name="T5">"modal-title"</text:span><text:span text:style-name="T8">&gt;</text:span>Add Change<text:span text:style-name="T8">&lt;/</text:span><text:span text:style-name="T1">h4</text:span><text:span text:style-name="T8">&gt;</text:span></text:p>
      <text:p text:style-name="P1"><text:span text:style-name="T8">&lt;</text:span><text:span text:style-name="T1">button</text:span> <text:span text:style-name="T3">type</text:span>=<text:span text:style-name="T5">"button"</text:span> <text:span text:style-name="T3">class</text:span>=<text:span text:style-name="T5">"close"</text:span> <text:span text:style-name="T3">data-dismiss</text:span>=<text:span text:style-name="T5">"modal"</text:span> <text:span text:style-name="T3">aria-hidden</text:span>=<text:span text:style-name="T5">"true"</text:span><text:span text:style-name="T8">&gt;</text:span><text:span text:style-name="T1">&amp;times;</text:span><text:span text:style-name="T8">&lt;/</text:span><text:span text:style-name="T1">button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7"/>
      <text:p text:style-name="P1"><text:span text:style-name="T8">&lt;</text:span><text:span text:style-name="T1">div</text:span> <text:span text:style-name="T3">class</text:span>=<text:span text:style-name="T5">"modal-body"</text:span> <text:span text:style-name="T3">style</text:span>=<text:span text:style-name="T5">"width: 330px; padding-left: 30px; display: inline-block;"</text:span><text:span text:style-name="T8">&gt;</text:span><text:span text:style-name="T10">&lt;!--start of left half --&gt;</text:span></text:p>
      <text:p text:style-name="P1"><text:span text:style-name="T8">&lt;</text:span><text:span text:style-name="T1">div</text:span> <text:span text:style-name="T3">class</text:span>=<text:span text:style-name="T5">"form-group"</text:span><text:span text:style-name="T8">&gt;</text:span></text:p>
      <text:p text:style-name="P1"><text:span text:style-name="T8">&lt;</text:span><text:span text:style-name="T1">label</text:span><text:span text:style-name="T8">&gt;</text:span>Organization<text:span text:style-name="T8">&lt;</text:span><text:span text:style-name="T1">a</text:span> <text:span text:style-name="T3">href</text:span>=<text:span text:style-name="T5">"{% url 'new_organization' %}"</text:span><text:span text:style-name="T8">&gt;</text:span></text:p>
      <text:p text:style-name="P1"><text:span text:style-name="T8">&lt;</text:span><text:span text:style-name="T1">span</text:span> <text:span text:style-name="T3">class</text:span>=<text:span text:style-name="T5">"glyphicon glyphicon-plus-sign"</text:span> <text:span text:style-name="T3">style</text:span>=<text:span text:style-name="T5">"display: inline;"</text:span><text:span text:style-name="T8">&gt;&lt;/</text:span><text:span text:style-name="T1">span</text:span><text:span text:style-name="T8">&gt;</text:span></text:p>
      <text:p text:style-name="P1"><text:span text:style-name="T8">&lt;/</text:span><text:span text:style-name="T1">a</text:span><text:span text:style-name="T8">&gt;&lt;/</text:span><text:span text:style-name="T1">label</text:span><text:span text:style-name="T8">&gt;</text:span></text:p>
      <text:p text:style-name="P1"><text:span text:style-name="T8">&lt;</text:span><text:span text:style-name="T1">input</text:span> <text:span text:style-name="T3">name</text:span>=<text:span text:style-name="T5">"ch_organization"</text:span> <text:span text:style-name="T3">type</text:span>=<text:span text:style-name="T5">"text"</text:span> <text:span text:style-name="T3">class</text:span>=<text:span text:style-name="T5">"form-control"</text:span> <text:span text:style-name="T3">required</text:span> <text:span text:style-name="T8">/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form-group"</text:span><text:span text:style-name="T8">&gt;</text:span></text:p>
      <text:p text:style-name="P1"><text:span text:style-name="T8">&lt;</text:span><text:span text:style-name="T1">label</text:span><text:span text:style-name="T8">&gt;</text:span>Caller<text:span text:style-name="T8">&lt;</text:span><text:span text:style-name="T1">a</text:span> <text:span text:style-name="T3">href</text:span>=<text:span text:style-name="T5">"{% url 'client' %}"</text:span><text:span text:style-name="T8">&gt;</text:span></text:p>
      <text:p text:style-name="P1"><text:span text:style-name="T8">&lt;</text:span><text:span text:style-name="T1">span</text:span> <text:span text:style-name="T3">class</text:span>=<text:span text:style-name="T5">"glyphicon glyphicon-plus-sign"</text:span><text:span text:style-name="T8">&gt;&lt;/</text:span><text:span text:style-name="T1">span</text:span><text:span text:style-name="T8">&gt;&lt;/</text:span><text:span text:style-name="T1">a</text:span><text:span text:style-name="T8">&gt;</text:span> <text:span text:style-name="T8">&lt;/</text:span><text:span text:style-name="T1">label</text:span><text:span text:style-name="T8">&gt;</text:span></text:p>
      <text:p text:style-name="P1"><text:span text:style-name="T8">&lt;</text:span><text:span text:style-name="T1">input</text:span> <text:span text:style-name="T3">name</text:span>=<text:span text:style-name="T5">"ch_caller"</text:span> <text:span text:style-name="T3">type</text:span>=<text:span text:style-name="T5">"text"</text:span> <text:span text:style-name="T3">class</text:span>=<text:span text:style-name="T5">"form-control"</text:span> <text:span text:style-name="T3">required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form-group"</text:span><text:span text:style-name="T8">&gt;</text:span></text:p>
      <text:p text:style-name="P1"><text:span text:style-name="T8">&lt;</text:span><text:span text:style-name="T1">label</text:span><text:span text:style-name="T8">&gt;</text:span>Status<text:span text:style-name="T8">&lt;/</text:span><text:span text:style-name="T1">label</text:span><text:span text:style-name="T8">&gt;</text:span></text:p>
      <text:p text:style-name="P1"><text:span text:style-name="T8">&lt;</text:span><text:span text:style-name="T1">select</text:span> <text:span text:style-name="T3">name</text:span>=<text:span text:style-name="T5">"ch_status"</text:span> <text:span text:style-name="T3">type</text:span>=<text:span text:style-name="T5">"text"</text:span> <text:span text:style-name="T3">class</text:span>=<text:span text:style-name="T5">"form-control"</text:span> <text:span text:style-name="T3">aria-label</text:span>=<text:span text:style-name="T5">"Default select example"</text:span></text:p>
      <text:p text:style-name="P1"><text:span text:style-name="T3">aria-invalid</text:span>=<text:span text:style-name="T5">"false"</text:span><text:span text:style-name="T8">&gt;</text:span></text:p>
      <text:p text:style-name="P1"><text:span text:style-name="T8">&lt;</text:span><text:span text:style-name="T1">option</text:span> <text:span text:style-name="T3">value</text:span>=<text:span text:style-name="T5">"Assign"</text:span><text:span text:style-name="T8">&gt;</text:span>Assign<text:span text:style-name="T8">&lt;/</text:span><text:span text:style-name="T1">option</text:span><text:span text:style-name="T8">&gt;</text:span></text:p>
      <text:p text:style-name="P1"><text:span text:style-name="T8">&lt;</text:span><text:span text:style-name="T1">option</text:span> <text:span text:style-name="T3">value</text:span>=<text:span text:style-name="T5">"Pending"</text:span><text:span text:style-name="T8">&gt;</text:span>Pending<text:span text:style-name="T8">&lt;/</text:span><text:span text:style-name="T1">option</text:span><text:span text:style-name="T8">&gt;</text:span></text:p>
      <text:p text:style-name="P1"><text:span text:style-name="T8">&lt;</text:span><text:span text:style-name="T1">option</text:span> <text:span text:style-name="T3">value</text:span>=<text:span text:style-name="T5">"Close"</text:span><text:span text:style-name="T8">&gt;</text:span>Close<text:span text:style-name="T8">&lt;/</text:span><text:span text:style-name="T1">option</text:span><text:span text:style-name="T8">&gt;</text:span></text:p>
      <text:p text:style-name="P1"><text:soft-page-break/><text:span text:style-name="T8">&lt;</text:span><text:span text:style-name="T1">option</text:span> <text:span text:style-name="T3">value</text:span>=<text:span text:style-name="T5">"Approve"</text:span><text:span text:style-name="T8">&gt;</text:span>Approve<text:span text:style-name="T8">&lt;/</text:span><text:span text:style-name="T1">option</text:span><text:span text:style-name="T8">&gt;</text:span></text:p>
      <text:p text:style-name="P1"><text:span text:style-name="T8">&lt;/</text:span><text:span text:style-name="T1">select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form-group"</text:span><text:span text:style-name="T8">&gt;</text:span></text:p>
      <text:p text:style-name="P1"><text:span text:style-name="T8">&lt;</text:span><text:span text:style-name="T1">label</text:span><text:span text:style-name="T8">&gt;</text:span>Category<text:span text:style-name="T8">&lt;/</text:span><text:span text:style-name="T1">label</text:span><text:span text:style-name="T8">&gt;</text:span></text:p>
      <text:p text:style-name="P1"><text:span text:style-name="T8">&lt;</text:span><text:span text:style-name="T1">input</text:span> <text:span text:style-name="T3">name</text:span>=<text:span text:style-name="T5">"ch_category"</text:span> <text:span text:style-name="T3">type</text:span>=<text:span text:style-name="T5">"text"</text:span> <text:span text:style-name="T3">class</text:span>=<text:span text:style-name="T5">"form-control"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form-group"</text:span><text:span text:style-name="T8">&gt;</text:span></text:p>
      <text:p text:style-name="P1"><text:span text:style-name="T8">&lt;</text:span><text:span text:style-name="T1">label</text:span><text:span text:style-name="T8">&gt;</text:span>Title<text:span text:style-name="T8">&lt;/</text:span><text:span text:style-name="T1">label</text:span><text:span text:style-name="T8">&gt;</text:span></text:p>
      <text:p text:style-name="P1"><text:span text:style-name="T8">&lt;</text:span><text:span text:style-name="T1">input</text:span> <text:span text:style-name="T3">name</text:span>=<text:span text:style-name="T5">"ch_title"</text:span> <text:span text:style-name="T3">type</text:span>=<text:span text:style-name="T5">"text"</text:span> <text:span text:style-name="T3">class</text:span>=<text:span text:style-name="T5">"form-control"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8"/>
      <text:p text:style-name="P1"><text:span text:style-name="T8">&lt;</text:span><text:span text:style-name="T1">div</text:span> <text:span text:style-name="T3">class</text:span>=<text:span text:style-name="T5">"modal-body"</text:span> <text:span text:style-name="T3">style</text:span>=<text:span text:style-name="T5">"width: 330px; display: inline-block;"</text:span><text:span text:style-name="T8">&gt;</text:span><text:span text:style-name="T10">&lt;!--start of right half --&gt;</text:span></text:p>
      <text:p text:style-name="P1"><text:span text:style-name="T8">&lt;</text:span><text:span text:style-name="T1">div</text:span> <text:span text:style-name="T3">class</text:span>=<text:span text:style-name="T5">"form-group"</text:span><text:span text:style-name="T8">&gt;</text:span></text:p>
      <text:p text:style-name="P1"><text:span text:style-name="T8">&lt;</text:span><text:span text:style-name="T1">label</text:span> <text:span text:style-name="T3">for</text:span>=<text:span text:style-name="T5">"dt_start_date"</text:span><text:span text:style-name="T8">&gt;</text:span>Start Date<text:span text:style-name="T8">&lt;/</text:span><text:span text:style-name="T1">label</text:span><text:span text:style-name="T8">&gt;</text:span></text:p>
      <text:p text:style-name="P1"><text:span text:style-name="T8">&lt;</text:span><text:span text:style-name="T1">input</text:span> <text:span text:style-name="T3">class</text:span>=<text:span text:style-name="T5">"form-control w-25"</text:span> <text:span text:style-name="T3">type</text:span>=<text:span text:style-name="T5">"datetime-local"</text:span> <text:span text:style-name="T3">name</text:span>=<text:span text:style-name="T5">"dt_start_date"</text:span></text:p>
      <text:p text:style-name="P1"><text:span text:style-name="T3">pattern</text:span>=<text:span text:style-name="T5">"[0-9]{2}-[0-9]{2}-[0-9]{4} / [0-12]{2}:[0-60]{2}"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form-group"</text:span><text:span text:style-name="T8">&gt;</text:span></text:p>
      <text:p text:style-name="P1"><text:span text:style-name="T8">&lt;</text:span><text:span text:style-name="T1">label</text:span> <text:span text:style-name="T3">for</text:span>=<text:span text:style-name="T5">"dt_Updated_date"</text:span><text:span text:style-name="T8">&gt;</text:span>Updated Date<text:span text:style-name="T8">&lt;/</text:span><text:span text:style-name="T1">label</text:span><text:span text:style-name="T8">&gt;</text:span></text:p>
      <text:p text:style-name="P3">&lt;!-- &lt;input class="form-control" type="datetime-local" id="dt_Updated_date" name="dt_Updated_date"&gt;</text:p>
      <text:p text:style-name="P3">&lt;span class="validity"&gt;&lt;/span&gt; --&gt;</text:p>
      <text:p text:style-name="P1"><text:span text:style-name="T8">&lt;</text:span><text:span text:style-name="T1">input</text:span> <text:span text:style-name="T3">class</text:span>=<text:span text:style-name="T5">"form-control w-25"</text:span> <text:span text:style-name="T3">type</text:span>=<text:span text:style-name="T5">"datetime-local"</text:span> <text:span text:style-name="T3">name</text:span>=<text:span text:style-name="T5">"dt_Updated_date"</text:span></text:p>
      <text:p text:style-name="P1"><text:span text:style-name="T3">pattern</text:span>=<text:span text:style-name="T5">"[0-9]{2}-[0-9]{2}-[0-9]{4} / [0-12]{2}:[0-60]{2}"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form-group"</text:span><text:span text:style-name="T8">&gt;</text:span></text:p>
      <text:p text:style-name="P1"><text:span text:style-name="T8">&lt;</text:span><text:span text:style-name="T1">label</text:span><text:span text:style-name="T8">&gt;</text:span>Parent Change<text:span text:style-name="T8">&lt;/</text:span><text:span text:style-name="T1">label</text:span><text:span text:style-name="T8">&gt;</text:span></text:p>
      <text:p text:style-name="P1"><text:span text:style-name="T8">&lt;</text:span><text:span text:style-name="T1">input</text:span> <text:span text:style-name="T3">name</text:span>=<text:span text:style-name="T5">"ch_parent_change"</text:span> <text:span text:style-name="T3">type</text:span>=<text:span text:style-name="T5">"text"</text:span> <text:span text:style-name="T3">class</text:span>=<text:span text:style-name="T5">"form-control"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form-group"</text:span><text:span text:style-name="T8">&gt;</text:span></text:p>
      <text:p text:style-name="P1"><text:span text:style-name="T8">&lt;</text:span><text:span text:style-name="T1">label</text:span><text:span text:style-name="T8">&gt;</text:span>Fallback Plan<text:span text:style-name="T8">&lt;/</text:span><text:span text:style-name="T1">label</text:span><text:span text:style-name="T8">&gt;</text:span></text:p>
      <text:p text:style-name="P1"><text:span text:style-name="T8">&lt;</text:span><text:span text:style-name="T1">input</text:span> <text:span text:style-name="T3">name</text:span>=<text:span text:style-name="T5">"txt_fallback_plan"</text:span> <text:span text:style-name="T3">type</text:span>=<text:span text:style-name="T5">"text"</text:span> <text:span text:style-name="T3">class</text:span>=<text:span text:style-name="T5">"form-control"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form-group"</text:span><text:span text:style-name="T8">&gt;</text:span></text:p>
      <text:p text:style-name="P1"><text:span text:style-name="T8">&lt;</text:span><text:span text:style-name="T1">label</text:span><text:span text:style-name="T8">&gt;</text:span>Description<text:span text:style-name="T8">&lt;/</text:span><text:span text:style-name="T1">label</text:span><text:span text:style-name="T8">&gt;</text:span></text:p>
      <text:p text:style-name="P1"><text:span text:style-name="T8">&lt;</text:span><text:span text:style-name="T1">input</text:span> <text:span text:style-name="T3">name</text:span>=<text:span text:style-name="T5">"txt_description"</text:span> <text:span text:style-name="T3">type</text:span>=<text:span text:style-name="T5">"textarea"</text:span> <text:span text:style-name="T3">class</text:span>=<text:span text:style-name="T5">"form-control"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modal-footer"</text:span><text:span text:style-name="T8">&gt;</text:span></text:p>
      <text:p text:style-name="P1"><text:span text:style-name="T8">&lt;</text:span><text:span text:style-name="T1">input</text:span> <text:span text:style-name="T3">type</text:span>=<text:span text:style-name="T5">"button"</text:span> <text:span text:style-name="T3">class</text:span>=<text:span text:style-name="T5">"btn btn-default"</text:span> <text:span text:style-name="T3">data-dismiss</text:span>=<text:span text:style-name="T5">"modal"</text:span> <text:span text:style-name="T3">value</text:span>=<text:span text:style-name="T5">"Cancel"</text:span><text:span text:style-name="T8">&gt;</text:span></text:p>
      <text:p text:style-name="P1"><text:span text:style-name="T8">&lt;</text:span><text:span text:style-name="T1">input</text:span> <text:span text:style-name="T3">type</text:span>=<text:span text:style-name="T5">"submit"</text:span> <text:span text:style-name="T3">class</text:span>=<text:span text:style-name="T5">"btn btn-success"</text:span> <text:span text:style-name="T3">value</text:span>=<text:span text:style-name="T5">"Add"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/</text:span><text:span text:style-name="T1">form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7"/>
      <text:p text:style-name="P3"><text:soft-page-break/>&lt;!-- Edit Modal HTML --&gt;</text:p>
      <text:p text:style-name="P1">{% for i in nchange %}</text:p>
      <text:p text:style-name="P1"><text:span text:style-name="T8">&lt;</text:span><text:span text:style-name="T1">div</text:span> <text:span text:style-name="T3">id</text:span>=<text:span text:style-name="T5">"editcl_New_changeModal-{{forloop.counter}}"</text:span> <text:span text:style-name="T3">class</text:span>=<text:span text:style-name="T5">"modal fade"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modal-dialog"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modal-content"</text:span> <text:span text:style-name="T3">style</text:span>=<text:span text:style-name="T5">"width: 700px; position: relative; right: 50%;"</text:span><text:span text:style-name="T8">&gt;</text:span></text:p>
      <text:p text:style-name="P1"><text:span text:style-name="T8">&lt;</text:span><text:span text:style-name="T1">form</text:span> <text:span text:style-name="T3">action</text:span>=<text:span text:style-name="T5">"/cupdate/{{i.id}}"</text:span> <text:span text:style-name="T3">method</text:span>=<text:span text:style-name="T5">"post"</text:span><text:span text:style-name="T8">&gt;</text:span></text:p>
      <text:p text:style-name="P1">{% csrf_token %}</text:p>
      <text:p text:style-name="P1"><text:span text:style-name="T8">&lt;</text:span><text:span text:style-name="T1">div</text:span> <text:span text:style-name="T3">class</text:span>=<text:span text:style-name="T5">"modal-header"</text:span><text:span text:style-name="T8">&gt;</text:span></text:p>
      <text:p text:style-name="P1"><text:span text:style-name="T8">&lt;</text:span><text:span text:style-name="T1">h4</text:span> <text:span text:style-name="T3">class</text:span>=<text:span text:style-name="T5">"modal-title"</text:span><text:span text:style-name="T8">&gt;</text:span>Edit New Change<text:span text:style-name="T8">&lt;/</text:span><text:span text:style-name="T1">h4</text:span><text:span text:style-name="T8">&gt;</text:span></text:p>
      <text:p text:style-name="P1"><text:span text:style-name="T8">&lt;</text:span><text:span text:style-name="T1">button</text:span> <text:span text:style-name="T3">type</text:span>=<text:span text:style-name="T5">"button"</text:span> <text:span text:style-name="T3">class</text:span>=<text:span text:style-name="T5">"close"</text:span> <text:span text:style-name="T3">data-dismiss</text:span>=<text:span text:style-name="T5">"modal"</text:span> <text:span text:style-name="T3">aria-hidden</text:span>=<text:span text:style-name="T5">"true"</text:span><text:span text:style-name="T8">&gt;</text:span><text:span text:style-name="T1">&amp;times;</text:span><text:span text:style-name="T8">&lt;/</text:span><text:span text:style-name="T1">button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modal-body"</text:span> <text:span text:style-name="T3">style</text:span>=<text:span text:style-name="T5">"width: 330px; padding-left: 30px; display: inline-block;"</text:span><text:span text:style-name="T8">&gt;</text:span></text:p>
      <text:p text:style-name="P3">&lt;!--start of left half --&gt;</text:p>
      <text:p text:style-name="P1"><text:span text:style-name="T8">&lt;</text:span><text:span text:style-name="T1">div</text:span> <text:span text:style-name="T3">class</text:span>=<text:span text:style-name="T5">"form-group"</text:span><text:span text:style-name="T8">&gt;</text:span></text:p>
      <text:p text:style-name="P1"><text:span text:style-name="T8">&lt;</text:span><text:span text:style-name="T1">label</text:span><text:span text:style-name="T8">&gt;</text:span>ID<text:span text:style-name="T8">&lt;/</text:span><text:span text:style-name="T1">label</text:span><text:span text:style-name="T8">&gt;</text:span></text:p>
      <text:p text:style-name="P1"><text:span text:style-name="T8">&lt;</text:span><text:span text:style-name="T1">input</text:span> <text:span text:style-name="T3">name</text:span>=<text:span text:style-name="T5">"id"</text:span> <text:span text:style-name="T3">value</text:span>=<text:span text:style-name="T5">"{{i.id}}"</text:span> <text:span text:style-name="T3">type</text:span>=<text:span text:style-name="T5">"text"</text:span> <text:span text:style-name="T3">class</text:span>=<text:span text:style-name="T5">"form-control"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form-group"</text:span><text:span text:style-name="T8">&gt;</text:span></text:p>
      <text:p text:style-name="P1"><text:span text:style-name="T8">&lt;</text:span><text:span text:style-name="T1">label</text:span><text:span text:style-name="T8">&gt;</text:span>Organization<text:span text:style-name="T8">&lt;/</text:span><text:span text:style-name="T1">label</text:span><text:span text:style-name="T8">&gt;</text:span></text:p>
      <text:p text:style-name="P1"><text:span text:style-name="T8">&lt;</text:span><text:span text:style-name="T1">input</text:span> <text:span text:style-name="T3">name</text:span>=<text:span text:style-name="T5">"ch_organization"</text:span> <text:span text:style-name="T3">value</text:span>=<text:span text:style-name="T5">"{{i.ch_organization}}"</text:span> <text:span text:style-name="T3">type</text:span>=<text:span text:style-name="T5">"text"</text:span> <text:span text:style-name="T3">class</text:span>=<text:span text:style-name="T5">"form-control"</text:span> <text:span text:style-name="T3">required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form-group"</text:span><text:span text:style-name="T8">&gt;</text:span></text:p>
      <text:p text:style-name="P1"><text:span text:style-name="T8">&lt;</text:span><text:span text:style-name="T1">label</text:span><text:span text:style-name="T8">&gt;</text:span>Caller<text:span text:style-name="T8">&lt;/</text:span><text:span text:style-name="T1">label</text:span><text:span text:style-name="T8">&gt;</text:span></text:p>
      <text:p text:style-name="P1"><text:span text:style-name="T8">&lt;</text:span><text:span text:style-name="T1">input</text:span> <text:span text:style-name="T3">name</text:span>=<text:span text:style-name="T5">"ch_caller"</text:span> <text:span text:style-name="T3">value</text:span>=<text:span text:style-name="T5">"{{i.ch_caller}}"</text:span> <text:span text:style-name="T3">type</text:span>=<text:span text:style-name="T5">"text"</text:span> <text:span text:style-name="T3">class</text:span>=<text:span text:style-name="T5">"form-control"</text:span> <text:span text:style-name="T3">required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form-group"</text:span><text:span text:style-name="T8">&gt;</text:span></text:p>
      <text:p text:style-name="P1"><text:span text:style-name="T8">&lt;</text:span><text:span text:style-name="T1">label</text:span><text:span text:style-name="T8">&gt;</text:span>Status<text:span text:style-name="T8">&lt;/</text:span><text:span text:style-name="T1">label</text:span><text:span text:style-name="T8">&gt;</text:span></text:p>
      <text:p text:style-name="P1"><text:span text:style-name="T8">&lt;</text:span><text:span text:style-name="T1">select</text:span> <text:span text:style-name="T3">name</text:span>=<text:span text:style-name="T5">"ch_status"</text:span> <text:span text:style-name="T3">value</text:span>=<text:span text:style-name="T5">"{{i.ch_status}}"</text:span> <text:span text:style-name="T3">type</text:span>=<text:span text:style-name="T5">"text"</text:span> <text:span text:style-name="T3">class</text:span>=<text:span text:style-name="T5">"form-control"</text:span></text:p>
      <text:p text:style-name="P1"><text:span text:style-name="T3">aria-label</text:span>=<text:span text:style-name="T5">"Default select example"</text:span> <text:span text:style-name="T3">aria-invalid</text:span>=<text:span text:style-name="T5">"false"</text:span><text:span text:style-name="T8">&gt;</text:span></text:p>
      <text:p text:style-name="P1"><text:span text:style-name="T8">&lt;</text:span><text:span text:style-name="T1">option</text:span> <text:span text:style-name="T3">value</text:span>=<text:span text:style-name="T5">"New"</text:span><text:span text:style-name="T8">&gt;</text:span>New<text:span text:style-name="T8">&lt;/</text:span><text:span text:style-name="T1">option</text:span><text:span text:style-name="T8">&gt;</text:span></text:p>
      <text:p text:style-name="P1"><text:span text:style-name="T8">&lt;</text:span><text:span text:style-name="T1">option</text:span> <text:span text:style-name="T3">value</text:span>=<text:span text:style-name="T5">"Pending"</text:span><text:span text:style-name="T8">&gt;</text:span>Pending<text:span text:style-name="T8">&lt;/</text:span><text:span text:style-name="T1">option</text:span><text:span text:style-name="T8">&gt;</text:span></text:p>
      <text:p text:style-name="P1"><text:span text:style-name="T8">&lt;</text:span><text:span text:style-name="T1">option</text:span> <text:span text:style-name="T3">value</text:span>=<text:span text:style-name="T5">"Close"</text:span><text:span text:style-name="T8">&gt;</text:span>Close<text:span text:style-name="T8">&lt;/</text:span><text:span text:style-name="T1">option</text:span><text:span text:style-name="T8">&gt;</text:span></text:p>
      <text:p text:style-name="P1"><text:span text:style-name="T8">&lt;</text:span><text:span text:style-name="T1">option</text:span> <text:span text:style-name="T3">value</text:span>=<text:span text:style-name="T5">"Resolved"</text:span><text:span text:style-name="T8">&gt;</text:span>Resolved<text:span text:style-name="T8">&lt;/</text:span><text:span text:style-name="T1">option</text:span><text:span text:style-name="T8">&gt;</text:span></text:p>
      <text:p text:style-name="P1"><text:span text:style-name="T8">&lt;/</text:span><text:span text:style-name="T1">select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7"/>
      <text:p text:style-name="P1"><text:span text:style-name="T8">&lt;</text:span><text:span text:style-name="T1">div</text:span> <text:span text:style-name="T3">class</text:span>=<text:span text:style-name="T5">"form-group"</text:span><text:span text:style-name="T8">&gt;</text:span></text:p>
      <text:p text:style-name="P1"><text:span text:style-name="T8">&lt;</text:span><text:span text:style-name="T1">label</text:span><text:span text:style-name="T8">&gt;</text:span>Category<text:span text:style-name="T8">&lt;/</text:span><text:span text:style-name="T1">label</text:span><text:span text:style-name="T8">&gt;</text:span></text:p>
      <text:p text:style-name="P1"><text:span text:style-name="T8">&lt;</text:span><text:span text:style-name="T1">input</text:span> <text:span text:style-name="T3">name</text:span>=<text:span text:style-name="T5">"ch_category"</text:span> <text:span text:style-name="T3">value</text:span>=<text:span text:style-name="T5">"{{i.ch_category}}"</text:span> <text:span text:style-name="T3">type</text:span>=<text:span text:style-name="T5">"text"</text:span> <text:span text:style-name="T3">class</text:span>=<text:span text:style-name="T5">"form-control"</text:span> <text:span text:style-name="T3">required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</text:span><text:span text:style-name="T1">br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modal-body"</text:span> <text:span text:style-name="T3">style</text:span>=<text:span text:style-name="T5">"width: 330px; display: inline-block;"</text:span><text:span text:style-name="T8">&gt;</text:span><text:span text:style-name="T10">&lt;!--start of right half --&gt;</text:span></text:p>
      <text:p text:style-name="P1"><text:span text:style-name="T8">&lt;</text:span><text:span text:style-name="T1">div</text:span> <text:span text:style-name="T3">class</text:span>=<text:span text:style-name="T5">"form-group"</text:span><text:span text:style-name="T8">&gt;</text:span></text:p>
      <text:p text:style-name="P1"><text:span text:style-name="T8">&lt;</text:span><text:span text:style-name="T1">label</text:span><text:span text:style-name="T8">&gt;</text:span>Title<text:span text:style-name="T8">&lt;/</text:span><text:span text:style-name="T1">label</text:span><text:span text:style-name="T8">&gt;</text:span></text:p>
      <text:p text:style-name="P1"><text:soft-page-break/><text:span text:style-name="T8">&lt;</text:span><text:span text:style-name="T1">input</text:span> <text:span text:style-name="T3">name</text:span>=<text:span text:style-name="T5">"ch_title"</text:span> <text:span text:style-name="T3">value</text:span>=<text:span text:style-name="T5">"{{i.ch_title}}"</text:span> <text:span text:style-name="T3">type</text:span>=<text:span text:style-name="T5">"text"</text:span> <text:span text:style-name="T3">class</text:span>=<text:span text:style-name="T5">"form-control"</text:span> <text:span text:style-name="T3">required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form-group"</text:span><text:span text:style-name="T8">&gt;</text:span></text:p>
      <text:p text:style-name="P1"><text:span text:style-name="T8">&lt;</text:span><text:span text:style-name="T1">label</text:span> <text:span text:style-name="T3">for</text:span>=<text:span text:style-name="T5">"bday"</text:span><text:span text:style-name="T8">&gt;</text:span>Start Date : {{i.dt_start_date}}<text:span text:style-name="T8">&lt;/</text:span><text:span text:style-name="T1">label</text:span><text:span text:style-name="T8">&gt;</text:span></text:p>
      <text:p text:style-name="P3">&lt;!-- &lt;input class="form-control" type="datetime-local" id="dt_start_date" name="dt_start_date" value="{{i.dt_start_date}}"&gt;</text:p>
      <text:p text:style-name="P3">&lt;span class="validity"&gt;&lt;/span&gt; --&gt;</text:p>
      <text:p text:style-name="P1"><text:span text:style-name="T8">&lt;/</text:span><text:span text:style-name="T1">div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form-group"</text:span><text:span text:style-name="T8">&gt;</text:span></text:p>
      <text:p text:style-name="P1"><text:span text:style-name="T8">&lt;</text:span><text:span text:style-name="T1">label</text:span> <text:span text:style-name="T3">for</text:span>=<text:span text:style-name="T5">"bday"</text:span><text:span text:style-name="T8">&gt;</text:span>Last Updated Date<text:span text:style-name="T8">&lt;/</text:span><text:span text:style-name="T1">label</text:span><text:span text:style-name="T8">&gt;</text:span></text:p>
      <text:p text:style-name="P3">&lt;!-- &lt;input class="form-control" type="datetime-local" value="{{i.dt_Updated_date}}" name="dt_Updated_date"&gt;</text:p>
      <text:p text:style-name="P3">&lt;span class="validity"&gt;&lt;/span&gt; --&gt;</text:p>
      <text:p text:style-name="P1"><text:span text:style-name="T8">&lt;</text:span><text:span text:style-name="T1">input</text:span> <text:span text:style-name="T3">class</text:span>=<text:span text:style-name="T5">"form-control w-25"</text:span> <text:span text:style-name="T3">type</text:span>=<text:span text:style-name="T5">"datetime-local"</text:span> <text:span text:style-name="T3">id</text:span>=<text:span text:style-name="T5">"id_dt_Updated_date"</text:span> <text:span text:style-name="T3">name</text:span>=<text:span text:style-name="T5">"dt_Updated_date"</text:span></text:p>
      <text:p text:style-name="P1"><text:span text:style-name="T3">pattern</text:span>=<text:span text:style-name="T5">"[0-9]{2}-[0-9]{2}-[0-9]{4} / [0-12]{2}:[0-60]{2}"</text:span> <text:span text:style-name="T3">required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form-group"</text:span><text:span text:style-name="T8">&gt;</text:span></text:p>
      <text:p text:style-name="P1"><text:span text:style-name="T8">&lt;</text:span><text:span text:style-name="T1">label</text:span><text:span text:style-name="T8">&gt;</text:span>Parent Change<text:span text:style-name="T8">&lt;/</text:span><text:span text:style-name="T1">label</text:span><text:span text:style-name="T8">&gt;</text:span></text:p>
      <text:p text:style-name="P1"><text:span text:style-name="T8">&lt;</text:span><text:span text:style-name="T1">input</text:span> <text:span text:style-name="T3">name</text:span>=<text:span text:style-name="T5">"ch_parent_change"</text:span> <text:span text:style-name="T3">value</text:span>=<text:span text:style-name="T5">"{{i.ch_parent_change}}"</text:span> <text:span text:style-name="T3">type</text:span>=<text:span text:style-name="T5">"text"</text:span> <text:span text:style-name="T3">class</text:span>=<text:span text:style-name="T5">"form-control"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form-group"</text:span><text:span text:style-name="T8">&gt;</text:span></text:p>
      <text:p text:style-name="P1"><text:span text:style-name="T8">&lt;</text:span><text:span text:style-name="T1">label</text:span><text:span text:style-name="T8">&gt;</text:span>Fallback Plan<text:span text:style-name="T8">&lt;/</text:span><text:span text:style-name="T1">label</text:span><text:span text:style-name="T8">&gt;</text:span></text:p>
      <text:p text:style-name="P1"><text:span text:style-name="T8">&lt;</text:span><text:span text:style-name="T1">input</text:span> <text:span text:style-name="T3">name</text:span>=<text:span text:style-name="T5">"txt_fallback_plan"</text:span> <text:span text:style-name="T3">value</text:span>=<text:span text:style-name="T5">"{{i.txt_fallback_plan}}"</text:span> <text:span text:style-name="T3">type</text:span>=<text:span text:style-name="T5">"text"</text:span> <text:span text:style-name="T3">class</text:span>=<text:span text:style-name="T5">"form-control"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form-group"</text:span><text:span text:style-name="T8">&gt;</text:span></text:p>
      <text:p text:style-name="P1"><text:span text:style-name="T8">&lt;</text:span><text:span text:style-name="T1">label</text:span><text:span text:style-name="T8">&gt;</text:span>Description<text:span text:style-name="T8">&lt;/</text:span><text:span text:style-name="T1">label</text:span><text:span text:style-name="T8">&gt;</text:span></text:p>
      <text:p text:style-name="P1"><text:span text:style-name="T8">&lt;</text:span><text:span text:style-name="T1">input</text:span> <text:span text:style-name="T3">name</text:span>=<text:span text:style-name="T5">"txt_description"</text:span> <text:span text:style-name="T3">value</text:span>=<text:span text:style-name="T5">"{{i.txt_description}}"</text:span> <text:span text:style-name="T3">type</text:span>=<text:span text:style-name="T5">"text"</text:span> <text:span text:style-name="T3">class</text:span>=<text:span text:style-name="T5">"form-control"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modal-footer"</text:span><text:span text:style-name="T8">&gt;</text:span></text:p>
      <text:p text:style-name="P1"><text:span text:style-name="T8">&lt;</text:span><text:span text:style-name="T1">input</text:span> <text:span text:style-name="T3">type</text:span>=<text:span text:style-name="T5">"button"</text:span> <text:span text:style-name="T3">class</text:span>=<text:span text:style-name="T5">"btn btn-default"</text:span> <text:span text:style-name="T3">data-dismiss</text:span>=<text:span text:style-name="T5">"modal"</text:span> <text:span text:style-name="T3">value</text:span>=<text:span text:style-name="T5">"Cancel"</text:span><text:span text:style-name="T8">&gt;</text:span></text:p>
      <text:p text:style-name="P1"><text:span text:style-name="T8">&lt;</text:span><text:span text:style-name="T1">input</text:span> <text:span text:style-name="T3">type</text:span>=<text:span text:style-name="T5">"submit"</text:span> <text:span text:style-name="T3">class</text:span>=<text:span text:style-name="T5">"btn btn-info"</text:span> <text:span text:style-name="T3">value</text:span>=<text:span text:style-name="T5">"Update"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/</text:span><text:span text:style-name="T1">form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{% endfor %}</text:p>
      <text:p text:style-name="P8"/>
      <text:p text:style-name="P3">&lt;!-- Assign Change form --&gt;</text:p>
      <text:p text:style-name="P1"><text:span text:style-name="T8">&lt;</text:span><text:span text:style-name="T1">div</text:span> <text:span text:style-name="T3">id</text:span>=<text:span text:style-name="T5">"assign_changeModal"</text:span> <text:span text:style-name="T3">class</text:span>=<text:span text:style-name="T5">"modal fade"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modal-dialog"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modal-content"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modal-header"</text:span><text:span text:style-name="T8">&gt;</text:span></text:p>
      <text:p text:style-name="P1"><text:span text:style-name="T8">&lt;</text:span><text:span text:style-name="T1">h4</text:span> <text:span text:style-name="T3">class</text:span>=<text:span text:style-name="T5">"modal-title"</text:span><text:span text:style-name="T8">&gt;</text:span>Assign Change<text:span text:style-name="T8">&lt;/</text:span><text:span text:style-name="T1">h4</text:span><text:span text:style-name="T8">&gt;</text:span></text:p>
      <text:p text:style-name="P1"><text:soft-page-break/><text:span text:style-name="T8">&lt;</text:span><text:span text:style-name="T1">button</text:span> <text:span text:style-name="T3">type</text:span>=<text:span text:style-name="T5">"button"</text:span> <text:span text:style-name="T3">class</text:span>=<text:span text:style-name="T5">"close"</text:span> <text:span text:style-name="T3">data-dismiss</text:span>=<text:span text:style-name="T5">"modal"</text:span> <text:span text:style-name="T3">aria-hidden</text:span>=<text:span text:style-name="T5">"true"</text:span><text:span text:style-name="T8">&gt;</text:span><text:span text:style-name="T1">&amp;times;</text:span><text:span text:style-name="T8">&lt;/</text:span><text:span text:style-name="T1">button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modal-body"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form-group"</text:span><text:span text:style-name="T8">&gt;</text:span></text:p>
      <text:p text:style-name="P1"><text:span text:style-name="T8">&lt;</text:span><text:span text:style-name="T1">label</text:span><text:span text:style-name="T8">&gt;</text:span>Selected change Ids are<text:span text:style-name="T8">&lt;/</text:span><text:span text:style-name="T1">label</text:span><text:span text:style-name="T8">&gt;</text:span></text:p>
      <text:p text:style-name="P1"><text:span text:style-name="T8">&lt;</text:span><text:span text:style-name="T1">ol</text:span><text:span text:style-name="T8">&gt;&lt;/</text:span><text:span text:style-name="T1">ol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3">&lt;!-- for team person from that team --&gt;</text:p>
      <text:p text:style-name="P1"><text:span text:style-name="T8">&lt;</text:span><text:span text:style-name="T1">div</text:span> <text:span text:style-name="T3">class</text:span>=<text:span text:style-name="T5">"form-group"</text:span><text:span text:style-name="T8">&gt;</text:span></text:p>
      <text:p text:style-name="P1"><text:span text:style-name="T8">&lt;</text:span><text:span text:style-name="T1">label</text:span><text:span text:style-name="T8">&gt;</text:span>Team<text:span text:style-name="T8">&lt;/</text:span><text:span text:style-name="T1">label</text:span><text:span text:style-name="T8">&gt;</text:span></text:p>
      <text:p text:style-name="P1"><text:span text:style-name="T8">&lt;</text:span><text:span text:style-name="T1">select</text:span> <text:span text:style-name="T3">name</text:span>=<text:span text:style-name="T5">"ch_status"</text:span> <text:span text:style-name="T3">type</text:span>=<text:span text:style-name="T5">"text"</text:span> <text:span text:style-name="T3">id</text:span>=<text:span text:style-name="T5">"select_team"</text:span> <text:span text:style-name="T3">class</text:span>=<text:span text:style-name="T5">"form-control"</text:span></text:p>
      <text:p text:style-name="P1"><text:span text:style-name="T3">aria-label</text:span>=<text:span text:style-name="T5">"Default select example"</text:span> <text:span text:style-name="T3">aria-invalid</text:span>=<text:span text:style-name="T5">"false"</text:span><text:span text:style-name="T8">&gt;</text:span></text:p>
      <text:p text:style-name="P1"><text:span text:style-name="T8">&lt;</text:span><text:span text:style-name="T1">option</text:span> <text:span text:style-name="T3">selected</text:span><text:span text:style-name="T8">&gt;</text:span>Select Team to Assign Change<text:span text:style-name="T8">&lt;/</text:span><text:span text:style-name="T1">option</text:span><text:span text:style-name="T8">&gt;</text:span></text:p>
      <text:p text:style-name="P1">{% for team in allteam %}</text:p>
      <text:p text:style-name="P1"><text:span text:style-name="T8">&lt;</text:span><text:span text:style-name="T1">option</text:span> <text:span text:style-name="T3">value</text:span>=<text:span text:style-name="T5">"{{team.ch_teamname}}"</text:span><text:span text:style-name="T8">&gt;</text:span>{{team.ch_teamname}}<text:span text:style-name="T8">&lt;/</text:span><text:span text:style-name="T1">option</text:span><text:span text:style-name="T8">&gt;</text:span></text:p>
      <text:p text:style-name="P1">{% endfor %}</text:p>
      <text:p text:style-name="P1"><text:span text:style-name="T8">&lt;/</text:span><text:span text:style-name="T1">select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3">&lt;!-- for team person from that team --&gt;</text:p>
      <text:p text:style-name="P1"><text:span text:style-name="T8">&lt;</text:span><text:span text:style-name="T1">div</text:span> <text:span text:style-name="T3">class</text:span>=<text:span text:style-name="T5">"form-group"</text:span><text:span text:style-name="T8">&gt;</text:span></text:p>
      <text:p text:style-name="P1"><text:span text:style-name="T8">&lt;</text:span><text:span text:style-name="T1">label</text:span><text:span text:style-name="T8">&gt;</text:span>Person<text:span text:style-name="T8">&lt;/</text:span><text:span text:style-name="T1">label</text:span><text:span text:style-name="T8">&gt;</text:span></text:p>
      <text:p text:style-name="P1"><text:span text:style-name="T8">&lt;</text:span><text:span text:style-name="T1">select</text:span> <text:span text:style-name="T3">name</text:span>=<text:span text:style-name="T5">"ch_status"</text:span> <text:span text:style-name="T3">id</text:span>=<text:span text:style-name="T5">"select_person"</text:span> <text:span text:style-name="T3">type</text:span>=<text:span text:style-name="T5">"text"</text:span> <text:span text:style-name="T3">class</text:span>=<text:span text:style-name="T5">"form-control"</text:span></text:p>
      <text:p text:style-name="P1"><text:span text:style-name="T3">aria-label</text:span>=<text:span text:style-name="T5">"Default select example"</text:span> <text:span text:style-name="T3">aria-invalid</text:span>=<text:span text:style-name="T5">"false"</text:span><text:span text:style-name="T8">&gt;</text:span></text:p>
      <text:p text:style-name="P1"><text:span text:style-name="T8">&lt;</text:span><text:span text:style-name="T1">option</text:span> <text:span text:style-name="T3">selected</text:span><text:span text:style-name="T8">&gt;</text:span>Select Person to Assign Change<text:span text:style-name="T8">&lt;/</text:span><text:span text:style-name="T1">option</text:span><text:span text:style-name="T8">&gt;</text:span></text:p>
      <text:p text:style-name="P1">{% for person in team_person %}</text:p>
      <text:p text:style-name="P1"><text:span text:style-name="T8">&lt;</text:span><text:span text:style-name="T1">option</text:span> <text:span text:style-name="T3">value</text:span>=<text:span text:style-name="T5">"{{person.ch_employee_number}}"</text:span><text:span text:style-name="T8">&gt;</text:span>{{person.ch_employee_number}} :</text:p>
      <text:p text:style-name="P1">{{person.ch_person_firstname}}<text:span text:style-name="T8">&lt;/</text:span><text:span text:style-name="T1">option</text:span><text:span text:style-name="T8">&gt;</text:span></text:p>
      <text:p text:style-name="P1">{% endfor %}</text:p>
      <text:p text:style-name="P1"><text:span text:style-name="T8">&lt;/</text:span><text:span text:style-name="T1">select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</text:span><text:span text:style-name="T1">div</text:span> <text:span text:style-name="T3">class</text:span>=<text:span text:style-name="T5">"form-group"</text:span><text:span text:style-name="T8">&gt;</text:span></text:p>
      <text:p text:style-name="P1"><text:span text:style-name="T8">&lt;</text:span><text:span text:style-name="T1">button</text:span> <text:span text:style-name="T3">type</text:span>=<text:span text:style-name="T5">"submit"</text:span> <text:span text:style-name="T3">id</text:span>=<text:span text:style-name="T5">"assign_btn"</text:span> <text:span text:style-name="T3">class</text:span>=<text:span text:style-name="T5">"btn btn-primary"</text:span><text:span text:style-name="T8">&gt;</text:span>Update<text:span text:style-name="T8">&lt;/</text:span><text:span text:style-name="T1">button</text:span><text:span text:style-name="T8">&gt;</text:span> </text:p>
      <text:p text:style-name="P3">&lt;!-- &lt;input type="submit" class="btn btn-info" value="Update"&gt; --&gt;</text:p>
      <text:p text:style-name="P3">&lt;!-- &lt;a href="{% url 'newchange' %}" id='task_assigned' class="btn btn-primary" onclick="assign_entries()" role="button"&gt;Assign&lt;/a&gt; --&gt;</text:p>
      <text:p text:style-name="P3">&lt;!-- &lt;input type="button" class="btn btn-default" data-dismiss="modal" value="Cancel"&gt; --&gt;</text:p>
      <text:p text:style-name="P3">&lt;!-- &lt;a href="{% url 'newchange' %}" class="btn btn-default" role="button"&gt;Cancel&lt;/a&gt;--&gt;</text:p>
      <text:p text:style-name="P1"><text:span text:style-name="T8">&lt;/</text:span><text:span text:style-name="T1">div</text:span><text:span text:style-name="T8">&gt;</text:span></text:p>
      <text:p text:style-name="P1"><text:span text:style-name="T8">&lt;/</text:span><text:span text:style-name="T1">body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1"><text:span text:style-name="T8">&lt;/</text:span><text:span text:style-name="T1">div</text:span><text:span text:style-name="T8">&gt;</text:span></text:p>
      <text:p text:style-name="P7"/>
      <text:p text:style-name="P3">&lt;!-- Approve Changes --&gt;</text:p>
      <text:p text:style-name="P3">&lt;!-- &lt;div id="approve_changeModal" class="modal fade"&gt;</text:p>
      <text:p text:style-name="P3">&lt;div class="modal-dialog"&gt;</text:p>
      <text:p text:style-name="P3">&lt;div class="modal-content"&gt;</text:p>
      <text:p text:style-name="P3"><text:soft-page-break/>&lt;div class="modal-header"&gt;</text:p>
      <text:p text:style-name="P3">&lt;h4 class="modal-title"&gt;Approve Change&lt;/h4&gt;</text:p>
      <text:p text:style-name="P3">&lt;button type="button" class="close" data-dismiss="modal" aria-hidden="true"&gt;&amp;times;&lt;/button&gt;</text:p>
      <text:p text:style-name="P3">&lt;/div&gt;</text:p>
      <text:p text:style-name="P3">&lt;div class="modal-body"&gt; --&gt;</text:p>
      <text:p text:style-name="P3">&lt;!-- &lt;div class="form-group"&gt;</text:p>
      <text:p text:style-name="P3">&lt;label&gt;Selected change Ids are&lt;/label&gt;</text:p>
      <text:p text:style-name="P3">&lt;ol&gt;&lt;/ol&gt;</text:p>
      <text:p text:style-name="P3">&lt;/div&gt; --&gt;</text:p>
      <text:p text:style-name="P3">&lt;!-- for team person from that team --&gt;</text:p>
      <text:p text:style-name="P3">&lt;!-- &lt;div class="form-group"&gt;</text:p>
      <text:p text:style-name="P3">&lt;label&gt;Email&lt;/label&gt;</text:p>
      <text:p text:style-name="P3">&lt;input name="person_email" type="text" class="form-control"&gt;</text:p>
      <text:p text:style-name="P7"/>
      <text:p text:style-name="P3">&lt;/div&gt;</text:p>
      <text:p text:style-name="P3">&lt;div class="form-group"&gt;</text:p>
      <text:p text:style-name="P3">&lt;label&gt;Message&lt;/label&gt;</text:p>
      <text:p text:style-name="P3">&lt;input name="person_email" placeholder="Please Write this ticket is approved or not" type="text" class="form-control"&gt;</text:p>
      <text:p text:style-name="P7"/>
      <text:p text:style-name="P3">&lt;/div&gt;</text:p>
      <text:p text:style-name="P3">&lt;div class="form-group"&gt;</text:p>
      <text:p text:style-name="P3">&lt;button type="submit" id="approve_btn" class="btn btn-primary"&gt;Send&lt;/button&gt; --&gt;</text:p>
      <text:p text:style-name="P3">&lt;!-- &lt;input type="submit" class="btn btn-info" value="Update"&gt; --&gt;</text:p>
      <text:p text:style-name="P3">&lt;!-- &lt;a href="{% url 'newchange' %}" id='task_assigned' class="btn btn-primary" onclick="assign_entries()" role="button"&gt;Assign&lt;/a&gt; --&gt;</text:p>
      <text:p text:style-name="P3">&lt;!-- &lt;input type="button" class="btn btn-default" data-dismiss="modal" value="Cancel"&gt; --&gt;</text:p>
      <text:p text:style-name="P3">&lt;!-- &lt;a href="{% url 'newchange' %}" class="btn btn-default" role="button"&gt;Cancel&lt;/a&gt;</text:p>
      <text:p text:style-name="P3">&lt;/div&gt;</text:p>
      <text:p text:style-name="P3">&lt;/div&gt;</text:p>
      <text:p text:style-name="P3">&lt;/div&gt;</text:p>
      <text:p text:style-name="P3">&lt;/div&gt;</text:p>
      <text:p text:style-name="P3">&lt;/div&gt;</text:p>
      <text:p text:style-name="P3">&lt;/body&gt; --&gt;</text:p>
      <text:p text:style-name="P8"/>
      <text:p text:style-name="P3">&lt;!-- for delete change --&gt;</text:p>
      <text:p text:style-name="P1"><text:span text:style-name="T8">&lt;</text:span><text:span text:style-name="T1">script</text:span><text:span text:style-name="T8">&gt;</text:span></text:p>
      <text:p text:style-name="P1"><text:span text:style-name="T2">$</text:span>(<text:span text:style-name="T3">document</text:span>).<text:span text:style-name="T2">ready</text:span>(<text:span text:style-name="T1">function</text:span> () {</text:p>
      <text:p text:style-name="P1"><text:span text:style-name="T2">$</text:span>(<text:span text:style-name="T5">'#delete_btn'</text:span>).<text:span text:style-name="T2">click</text:span>(<text:span text:style-name="T1">function</text:span> () {</text:p>
      <text:p text:style-name="P1"><text:span text:style-name="T4">if</text:span> (<text:span text:style-name="T2">confirm</text:span>(<text:span text:style-name="T5">'Are You Sure You Want to Delete User?'</text:span>)) {</text:p>
      <text:p text:style-name="P1"><text:span text:style-name="T1">var</text:span> <text:span text:style-name="T3">id</text:span> = [];</text:p>
      <text:p text:style-name="P1"><text:span text:style-name="T1">var</text:span> <text:span text:style-name="T3">csrf</text:span> = <text:span text:style-name="T2">$</text:span>(<text:span text:style-name="T5">'input[name=csrfmiddlewaretoken]'</text:span>).<text:span text:style-name="T2">val</text:span>();</text:p>
      <text:p text:style-name="P1"><text:span text:style-name="T2">$</text:span>(<text:span text:style-name="T5">':checkbox:checked'</text:span>).<text:span text:style-name="T2">each</text:span>(<text:span text:style-name="T1">function</text:span> (<text:span text:style-name="T3">i</text:span>) {</text:p>
      <text:p text:style-name="P1"><text:span text:style-name="T3">id</text:span>[<text:span text:style-name="T3">i</text:span>] = <text:span text:style-name="T2">$</text:span>(<text:span text:style-name="T1">this</text:span>).<text:span text:style-name="T2">val</text:span>()</text:p>
      <text:p text:style-name="P7"/>
      <text:p text:style-name="P1">})</text:p>
      <text:p text:style-name="P1"><text:span text:style-name="T4">if</text:span> (<text:span text:style-name="T3">id</text:span>.<text:span text:style-name="T3">length</text:span> === <text:span text:style-name="T7">0</text:span>) {</text:p>
      <text:p text:style-name="P1"><text:span text:style-name="T2">alert</text:span>(<text:span text:style-name="T5">"please select user Which u want to delete?"</text:span>)</text:p>
      <text:p text:style-name="P1"><text:soft-page-break/>} <text:span text:style-name="T4">else</text:span> {</text:p>
      <text:p text:style-name="P1"><text:span text:style-name="T3">console</text:span>.<text:span text:style-name="T2">log</text:span>(<text:span text:style-name="T3">id</text:span>)</text:p>
      <text:p text:style-name="P1"><text:span text:style-name="T11">$</text:span>.<text:span text:style-name="T2">ajax</text:span>({</text:p>
      <text:p text:style-name="P1"><text:span text:style-name="T3">url:</text:span> <text:span text:style-name="T5">"{% url 'cdelete' %}"</text:span>,</text:p>
      <text:p text:style-name="P1"><text:span text:style-name="T3">method:</text:span> <text:span text:style-name="T5">"POST"</text:span>,</text:p>
      <text:p text:style-name="P1"><text:span text:style-name="T3">data:</text:span> {</text:p>
      <text:p text:style-name="P1"><text:span text:style-name="T3">id</text:span>,</text:p>
      <text:p text:style-name="P1"><text:span text:style-name="T3">csrfmiddlewaretoken:</text:span> <text:span text:style-name="T3">csrf</text:span></text:p>
      <text:p text:style-name="P1">},</text:p>
      <text:p text:style-name="P1"><text:span text:style-name="T2">success</text:span><text:span text:style-name="T3">:</text:span> <text:span text:style-name="T1">function</text:span> (<text:span text:style-name="T3">response</text:span>) {</text:p>
      <text:p text:style-name="P1"><text:span text:style-name="T2">alert</text:span>(<text:span text:style-name="T5">"success"</text:span>)</text:p>
      <text:p text:style-name="P1"><text:span text:style-name="T3">location</text:span>.<text:span text:style-name="T2">reload</text:span>();</text:p>
      <text:p text:style-name="P1"><text:span text:style-name="T4">for</text:span> (<text:span text:style-name="T1">var</text:span> <text:span text:style-name="T3">i</text:span> = <text:span text:style-name="T7">0</text:span>; <text:span text:style-name="T3">i</text:span> &lt; <text:span text:style-name="T3">id</text:span>.<text:span text:style-name="T3">length</text:span>; <text:span text:style-name="T3">i</text:span>++) {</text:p>
      <text:p text:style-name="P1"><text:span text:style-name="T1">var</text:span> <text:span text:style-name="T3">error</text:span> = <text:span text:style-name="T2">$</text:span>(<text:span text:style-name="T3">response</text:span>).<text:span text:style-name="T2">find</text:span>(<text:span text:style-name="T5">'#error_text'</text:span>)</text:p>
      <text:p text:style-name="P1"><text:span text:style-name="T1">var</text:span> <text:span text:style-name="T3">error_class</text:span> = <text:span text:style-name="T2">$</text:span>(<text:span text:style-name="T3">error</text:span>).<text:span text:style-name="T2">attr</text:span>(<text:span text:style-name="T5">'class'</text:span>)</text:p>
      <text:p text:style-name="P1"><text:span text:style-name="T2">$</text:span>(<text:span text:style-name="T5">'#error'</text:span>).<text:span text:style-name="T2">addClass</text:span>(<text:span text:style-name="T3">error_class</text:span>)</text:p>
      <text:p text:style-name="P1"><text:span text:style-name="T2">$</text:span>(<text:span text:style-name="T5">'#error'</text:span>).<text:span text:style-name="T2">text</text:span>(<text:span text:style-name="T3">error</text:span>.<text:span text:style-name="T2">text</text:span>())</text:p>
      <text:p text:style-name="P1"><text:span text:style-name="T2">$</text:span>(<text:span text:style-name="T5">'tr#'</text:span> + <text:span text:style-name="T3">id</text:span>[<text:span text:style-name="T3">i</text:span>] + <text:span text:style-name="T5">''</text:span>).<text:span text:style-name="T2">fadeOut</text:span>(<text:span text:style-name="T5">'slow'</text:span>);</text:p>
      <text:p text:style-name="P1">}</text:p>
      <text:p text:style-name="P1">},</text:p>
      <text:p text:style-name="P1">})</text:p>
      <text:p text:style-name="P1">}</text:p>
      <text:p text:style-name="P1">}</text:p>
      <text:p text:style-name="P1">})</text:p>
      <text:p text:style-name="P3">// &lt;!-- for Approve change --&gt;</text:p>
      <text:p text:style-name="P3">// &lt;script&gt;</text:p>
      <text:p text:style-name="P3">// $(document).ready(function () {</text:p>
      <text:p text:style-name="P3">// $('#approve_btn').click(function () {</text:p>
      <text:p text:style-name="P3">// if (confirm('Are You Sure You Want to Approve Change?')) {</text:p>
      <text:p text:style-name="P3">// var id = [];</text:p>
      <text:p text:style-name="P3">// var csrf = $('input[name=csrfmiddlewaretoken]').val();</text:p>
      <text:p text:style-name="P3">// $(':checkbox:checked').each(function (i) {</text:p>
      <text:p text:style-name="P3">// id[i] = $(this).val()</text:p>
      <text:p text:style-name="P3">// })</text:p>
      <text:p text:style-name="P3">// if (id.length === 0) {</text:p>
      <text:p text:style-name="P3">// alert("please write mail id Which u want to approve?")</text:p>
      <text:p text:style-name="P3">// } else {</text:p>
      <text:p text:style-name="P3">// console.log(id)</text:p>
      <text:p text:style-name="P3">// var name = document.getElementById('person_email').value</text:p>
      <text:p text:style-name="P3">// $.ajax({</text:p>
      <text:p text:style-name="P3">// url: "{% url 'approve_change' %}",</text:p>
      <text:p text:style-name="P3">// method: "POST",</text:p>
      <text:p text:style-name="P3">// data: {</text:p>
      <text:p text:style-name="P3">// id,</text:p>
      <text:p text:style-name="P3">// name,</text:p>
      <text:p text:style-name="P3">// csrfmiddlewaretoken: csrf</text:p>
      <text:p text:style-name="P3">// },</text:p>
      <text:p text:style-name="P3">// success: function (response) {</text:p>
      <text:p text:style-name="P3">// alert("success")</text:p>
      <text:p text:style-name="P3">// location.reload();</text:p>
      <text:p text:style-name="P3">// for (var i = 0; i &lt; id.length; i++) {</text:p>
      <text:p text:style-name="P3"><text:soft-page-break/>// var error = $(response).find('#error_text')</text:p>
      <text:p text:style-name="P3">// var error_class = $(error).attr('class')</text:p>
      <text:p text:style-name="P3">// $('#error').addClass(error_class)</text:p>
      <text:p text:style-name="P3">// $('#error').text(error.text())</text:p>
      <text:p text:style-name="P3">// $('tr#' + id[i] + '').fadeOut('slow');</text:p>
      <text:p text:style-name="P3">// }</text:p>
      <text:p text:style-name="P3">// },</text:p>
      <text:p text:style-name="P3">// })</text:p>
      <text:p text:style-name="P3">// }</text:p>
      <text:p text:style-name="P3">// }</text:p>
      <text:p text:style-name="P3">// })</text:p>
      <text:p text:style-name="P3">// })</text:p>
      <text:p text:style-name="P3">// &lt;/script&gt; </text:p>
      <text:p text:style-name="P3">// })</text:p>
      <text:p text:style-name="P3">// &lt;/script&gt;</text:p>
      <text:p text:style-name="P7"/>
      <text:p text:style-name="P1">&lt;!-- <text:span text:style-name="T3">for</text:span> <text:span text:style-name="T3">assign</text:span> <text:span text:style-name="T3">change</text:span> --&gt;</text:p>
      <text:p text:style-name="P1"><text:span text:style-name="T8">&lt;</text:span><text:span text:style-name="T1">script</text:span><text:span text:style-name="T8">&gt;</text:span></text:p>
      <text:p text:style-name="P1"><text:span text:style-name="T2">$</text:span>(<text:span text:style-name="T3">document</text:span>).<text:span text:style-name="T2">ready</text:span>(function () <text:span text:style-name="T1">{</text:span></text:p>
      <text:p text:style-name="P1"><text:span text:style-name="T2">$</text:span>(<text:span text:style-name="T5">'#assign_btn'</text:span>).<text:span text:style-name="T2">click</text:span>(<text:span text:style-name="T1">function</text:span> () {</text:p>
      <text:p text:style-name="P1"><text:span text:style-name="T4">if</text:span> (<text:span text:style-name="T2">confirm</text:span>(<text:span text:style-name="T5">'Are You Sure You Want to Assign Change?'</text:span>)) {</text:p>
      <text:p text:style-name="P1"><text:span text:style-name="T1">var</text:span> <text:span text:style-name="T3">id</text:span> = [];</text:p>
      <text:p text:style-name="P1"><text:span text:style-name="T1">var</text:span> <text:span text:style-name="T3">csrf</text:span> = <text:span text:style-name="T2">$</text:span>(<text:span text:style-name="T5">'input[name=csrfmiddlewaretoken]'</text:span>).<text:span text:style-name="T2">val</text:span>();</text:p>
      <text:p text:style-name="P1"><text:span text:style-name="T2">$</text:span>(<text:span text:style-name="T5">':checkbox:checked'</text:span>).<text:span text:style-name="T2">each</text:span>(<text:span text:style-name="T1">function</text:span> (<text:span text:style-name="T3">i</text:span>) {</text:p>
      <text:p text:style-name="P1"><text:span text:style-name="T3">id</text:span>[<text:span text:style-name="T3">i</text:span>] = <text:span text:style-name="T2">$</text:span>(<text:span text:style-name="T1">this</text:span>).<text:span text:style-name="T2">val</text:span>()</text:p>
      <text:p text:style-name="P1">})</text:p>
      <text:p text:style-name="P1"><text:span text:style-name="T4">if</text:span> (<text:span text:style-name="T3">id</text:span>.<text:span text:style-name="T3">length</text:span> === <text:span text:style-name="T7">0</text:span>) {</text:p>
      <text:p text:style-name="P1"><text:span text:style-name="T2">alert</text:span>(<text:span text:style-name="T5">"please select Change Which u want to assign?"</text:span>)</text:p>
      <text:p text:style-name="P1">} <text:span text:style-name="T4">else</text:span> {</text:p>
      <text:p text:style-name="P1"><text:span text:style-name="T3">console</text:span>.<text:span text:style-name="T2">log</text:span>(<text:span text:style-name="T3">id</text:span>)</text:p>
      <text:p text:style-name="P1"><text:span text:style-name="T1">var</text:span> <text:span text:style-name="T3">p</text:span> = <text:span text:style-name="T3">document</text:span>.<text:span text:style-name="T2">getElementById</text:span>(<text:span text:style-name="T5">'select_person'</text:span>).<text:span text:style-name="T3">value</text:span></text:p>
      <text:p text:style-name="P1"><text:span text:style-name="T11">$</text:span>.<text:span text:style-name="T2">ajax</text:span>({</text:p>
      <text:p text:style-name="P1"><text:span text:style-name="T3">url:</text:span> <text:span text:style-name="T5">"{% url 'assign_change' %}"</text:span>,</text:p>
      <text:p text:style-name="P1"><text:span text:style-name="T3">method:</text:span> <text:span text:style-name="T5">"POST"</text:span>,</text:p>
      <text:p text:style-name="P1"><text:span text:style-name="T3">data:</text:span> {</text:p>
      <text:p text:style-name="P1"><text:span text:style-name="T3">id</text:span>,</text:p>
      <text:p text:style-name="P1"><text:span text:style-name="T3">p</text:span>,</text:p>
      <text:p text:style-name="P1"><text:span text:style-name="T3">csrfmiddlewaretoken:</text:span> <text:span text:style-name="T3">csrf</text:span></text:p>
      <text:p text:style-name="P1">},</text:p>
      <text:p text:style-name="P1"><text:span text:style-name="T2">success</text:span><text:span text:style-name="T3">:</text:span> <text:span text:style-name="T1">function</text:span> (<text:span text:style-name="T3">response</text:span>) {</text:p>
      <text:p text:style-name="P1"><text:span text:style-name="T2">alert</text:span>(<text:span text:style-name="T5">"success"</text:span>)</text:p>
      <text:p text:style-name="P1"><text:span text:style-name="T3">location</text:span>.<text:span text:style-name="T2">reload</text:span>();</text:p>
      <text:p text:style-name="P1"><text:span text:style-name="T4">for</text:span> (<text:span text:style-name="T1">var</text:span> <text:span text:style-name="T3">i</text:span> = <text:span text:style-name="T7">0</text:span>; <text:span text:style-name="T3">i</text:span> &lt; <text:span text:style-name="T3">id</text:span>.<text:span text:style-name="T3">length</text:span>; <text:span text:style-name="T3">i</text:span>++) {</text:p>
      <text:p text:style-name="P1"><text:span text:style-name="T1">var</text:span> <text:span text:style-name="T3">error</text:span> = <text:span text:style-name="T2">$</text:span>(<text:span text:style-name="T3">response</text:span>).<text:span text:style-name="T2">find</text:span>(<text:span text:style-name="T5">'#error_text'</text:span>)</text:p>
      <text:p text:style-name="P1"><text:span text:style-name="T1">var</text:span> <text:span text:style-name="T3">error_class</text:span> = <text:span text:style-name="T2">$</text:span>(<text:span text:style-name="T3">error</text:span>).<text:span text:style-name="T2">attr</text:span>(<text:span text:style-name="T5">'class'</text:span>)</text:p>
      <text:p text:style-name="P1"><text:span text:style-name="T2">$</text:span>(<text:span text:style-name="T5">'#error'</text:span>).<text:span text:style-name="T2">addClass</text:span>(<text:span text:style-name="T3">error_class</text:span>)</text:p>
      <text:p text:style-name="P1"><text:span text:style-name="T2">$</text:span>(<text:span text:style-name="T5">'#error'</text:span>).<text:span text:style-name="T2">text</text:span>(<text:span text:style-name="T3">error</text:span>.<text:span text:style-name="T2">text</text:span>())</text:p>
      <text:p text:style-name="P1"><text:span text:style-name="T2">$</text:span>(<text:span text:style-name="T5">'tr#'</text:span> + <text:span text:style-name="T3">id</text:span>[<text:span text:style-name="T3">i</text:span>] + <text:span text:style-name="T5">''</text:span>).<text:span text:style-name="T2">fadeOut</text:span>(<text:span text:style-name="T5">'slow'</text:span>);</text:p>
      <text:p text:style-name="P1">}</text:p>
      <text:p text:style-name="P1">},</text:p>
      <text:p text:style-name="P1">})</text:p>
      <text:p text:style-name="P1"><text:soft-page-break/>}</text:p>
      <text:p text:style-name="P1">} </text:p>
      <text:p text:style-name="P1">})</text:p>
      <text:p text:style-name="P1"><text:span text:style-name="T1">}</text:span>)</text:p>
      <text:p text:style-name="P1"><text:span text:style-name="T8">&lt;/</text:span><text:span text:style-name="T1">script</text:span><text:span text:style-name="T8">&gt;</text:span></text:p>
      <text:p text:style-name="P2"><text:line-break/></text:p>
      <text:p text:style-name="P1"><text:span text:style-name="T8">&lt;</text:span><text:span text:style-name="T1">script</text:span><text:span text:style-name="T8">&gt;</text:span></text:p>
      <text:p text:style-name="P1"><text:span text:style-name="T2">$</text:span>('#select-all').<text:span text:style-name="T2">click</text:span>(function (<text:span text:style-name="T3">event</text:span>) <text:span text:style-name="T1">{</text:span></text:p>
      <text:p text:style-name="P1"><text:span text:style-name="T2">if</text:span> (<text:span text:style-name="T1">this</text:span>.<text:span text:style-name="T3">checked</text:span>) {</text:p>
      <text:p text:style-name="P3">// Iterate each checkbox</text:p>
      <text:p text:style-name="P1"><text:span text:style-name="T2">$</text:span>(<text:span text:style-name="T5">':checkbox'</text:span>).<text:span text:style-name="T2">each</text:span>(<text:span text:style-name="T3">function</text:span> () {</text:p>
      <text:p text:style-name="P1"><text:span text:style-name="T1">this</text:span>.<text:span text:style-name="T3">checked</text:span> = <text:span text:style-name="T1">true</text:span>;</text:p>
      <text:p text:style-name="P7"/>
      <text:p text:style-name="P1">});</text:p>
      <text:p text:style-name="P1">} <text:span text:style-name="T3">else</text:span> {</text:p>
      <text:p text:style-name="P1"><text:span text:style-name="T2">$</text:span>(<text:span text:style-name="T5">':checkbox'</text:span>).<text:span text:style-name="T2">each</text:span>(<text:span text:style-name="T3">function</text:span> () {</text:p>
      <text:p text:style-name="P1"><text:span text:style-name="T1">this</text:span>.<text:span text:style-name="T3">checked</text:span> = <text:span text:style-name="T1">false</text:span>;</text:p>
      <text:p text:style-name="P1">});</text:p>
      <text:p text:style-name="P1">}</text:p>
      <text:p text:style-name="P1"><text:span text:style-name="T1">}</text:span>); </text:p>
      <text:p text:style-name="P1"><text:span text:style-name="T8">&lt;/</text:span><text:span text:style-name="T1">script</text:span><text:span text:style-name="T8">&gt;</text:span></text:p>
      <text:p text:style-name="P8"/>
      <text:p text:style-name="P1">&lt;/<text:span text:style-name="T3">html</text:span>&gt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15:33:54.481620087</meta:creation-date>
    <dc:date>2023-01-31T15:13:34.670445286</dc:date>
    <meta:editing-duration>PT20H35M51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13" meta:paragraph-count="537" meta:word-count="1631" meta:character-count="17176" meta:non-whitespace-character-count="16113"/>
  </office:meta>
</office:document-meta>
</file>